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_1" style:family="text">
      <style:text-properties fo:background-color="#ffff00" fo:font-size="12pt" style:font-size-asian="12pt" style:font-size-complex="12pt"/>
    </style:style>
    <style:style style:name="T3_2" style:family="text">
      <style:text-properties fo:background-color="#ffff00" fo:font-size="12pt" style:font-size-asian="12pt" style:font-size-complex="12pt"/>
    </style:style>
    <style:style style:name="T3_3" style:family="text">
      <style:text-properties fo:background-color="#ffff00" fo:font-size="12pt" style:font-size-asian="12pt" style:font-size-complex="12pt"/>
    </style:style>
    <style:style style:name="T3_4" style:family="text">
      <style:text-properties fo:background-color="#ffff00" fo:font-size="12pt" style:font-size-asian="12pt" style:font-size-complex="12pt"/>
    </style:style>
    <style:style style:name="T3_5" style:family="text">
      <style:text-properties fo:background-color="#ffff00" fo:font-size="12pt" style:font-size-asian="12pt" style:font-size-complex="12pt"/>
    </style:style>
    <style:style style:name="T3_6" style:family="text">
      <style:text-properties fo:background-color="#ffff00" fo:font-size="12pt" style:font-size-asian="12pt" style:font-size-complex="12pt"/>
    </style:style>
    <style:style style:name="T3_7" style:family="text">
      <style:text-properties fo:background-color="#ffff00" fo:font-size="12pt" style:font-size-asian="12pt" style:font-size-complex="12pt"/>
    </style:style>
    <style:style style:name="T3_8" style:family="text">
      <style:text-properties fo:background-color="#ffff00" fo:font-size="12pt" style:font-size-asian="12pt" style:font-size-complex="12pt"/>
    </style:style>
    <style:style style:name="T3_9" style:family="text">
      <style:text-properties fo:background-color="#ffff00" fo:font-size="12pt" style:font-size-asian="12pt" style:font-size-complex="12pt"/>
    </style:style>
    <style:style style:name="T3_10" style:family="text">
      <style:text-properties fo:background-color="#ffff00" fo:font-size="12pt" style:font-size-asian="12pt" style:font-size-complex="12pt"/>
    </style:style>
    <style:style style:name="T3_11" style:family="text">
      <style:text-properties fo:background-color="#ffff00"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fo:background-color="#ffff00"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T5_107" style:family="text">
      <style:text-properties fo:font-size="12pt" style:font-size-asian="12pt" style:font-size-complex="12pt"/>
    </style:style>
    <style:style style:name="T5_108" style:family="text">
      <style:text-properties fo:font-size="12pt" style:font-size-asian="12pt" style:font-size-complex="12pt"/>
    </style:style>
    <style:style style:name="T5_109" style:family="text">
      <style:text-properties fo:font-size="12pt" style:font-size-asian="12pt" style:font-size-complex="12pt"/>
    </style:style>
    <style:style style:name="T5_110" style:family="text">
      <style:text-properties fo:font-size="12pt" style:font-size-asian="12pt" style:font-size-complex="12pt"/>
    </style:style>
    <style:style style:name="T5_111" style:family="text">
      <style:text-properties fo:font-size="12pt" style:font-size-asian="12pt" style:font-size-complex="12pt"/>
    </style:style>
    <style:style style:name="T5_112" style:family="text">
      <style:text-properties fo:font-size="12pt" style:font-size-asian="12pt" style:font-size-complex="12pt"/>
    </style:style>
    <style:style style:name="T5_113" style:family="text">
      <style:text-properties fo:font-size="12pt" style:font-size-asian="12pt" style:font-size-complex="12pt"/>
    </style:style>
    <style:style style:name="T5_114" style:family="text">
      <style:text-properties fo:font-size="12pt" style:font-size-asian="12pt" style:font-size-complex="12pt"/>
    </style:style>
    <style:style style:name="T5_115" style:family="text">
      <style:text-properties fo:font-size="12pt" style:font-size-asian="12pt" style:font-size-complex="12pt"/>
    </style:style>
    <style:style style:name="T5_116" style:family="text">
      <style:text-properties fo:font-size="12pt" style:font-size-asian="12pt" style:font-size-complex="12pt"/>
    </style:style>
    <style:style style:name="T5_117" style:family="text">
      <style:text-properties fo:font-size="12pt" style:font-size-asian="12pt" style:font-size-complex="12pt"/>
    </style:style>
    <style:style style:name="T5_118" style:family="text">
      <style:text-properties fo:font-size="12pt" style:font-size-asian="12pt" style:font-size-complex="12pt"/>
    </style:style>
    <style:style style:name="T5_119" style:family="text">
      <style:text-properties fo:font-size="12pt" style:font-size-asian="12pt" style:font-size-complex="12pt"/>
    </style:style>
    <style:style style:name="T5_120" style:family="text">
      <style:text-properties fo:font-size="12pt" style:font-size-asian="12pt" style:font-size-complex="12pt"/>
    </style:style>
    <style:style style:name="T5_121" style:family="text">
      <style:text-properties fo:font-size="12pt" style:font-size-asian="12pt" style:font-size-complex="12pt"/>
    </style:style>
    <style:style style:name="T5_122" style:family="text">
      <style:text-properties fo:font-size="12pt" style:font-size-asian="12pt" style:font-size-complex="12pt"/>
    </style:style>
    <style:style style:name="T5_123" style:family="text">
      <style:text-properties fo:font-size="12pt" style:font-size-asian="12pt" style:font-size-complex="12pt"/>
    </style:style>
    <style:style style:name="T5_12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7_1" style:family="text">
      <style:text-properties fo:background-color="#ffff00" fo:font-size="18pt" style:font-size-asian="18pt" style:font-size-complex="18pt"/>
    </style:style>
    <style:style style:name="T7_2" style:family="text">
      <style:text-properties fo:background-color="#ffff00" fo:font-size="18pt" style:font-size-asian="18pt" style:font-size-complex="18pt"/>
    </style:style>
    <style:style style:name="T7_3" style:family="text">
      <style:text-properties fo:background-color="#ffff00" fo:font-size="18pt" style:font-size-asian="18pt" style:font-size-complex="18pt"/>
    </style:style>
    <style:style style:name="T7_4" style:family="text">
      <style:text-properties fo:background-color="#ffff00" fo:font-size="18pt" style:font-size-asian="18pt" style:font-size-complex="18pt"/>
    </style:style>
    <style:style style:name="T7_5" style:family="text">
      <style:text-properties fo:background-color="#ffff00" fo:font-size="18pt" style:font-size-asian="18pt" style:font-size-complex="18pt"/>
    </style:style>
    <style:style style:name="T7_6" style:family="text">
      <style:text-properties fo:background-color="#ffff00" fo:font-size="18pt" style:font-size-asian="18pt" style:font-size-complex="18pt"/>
    </style:style>
    <style:style style:name="T7_7" style:family="text">
      <style:text-properties fo:background-color="#ffff00" fo:font-size="18pt" style:font-size-asian="18pt" style:font-size-complex="18pt"/>
    </style:style>
    <style:style style:name="P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T8_83" style:family="text">
      <style:text-properties fo:font-size="12pt" style:font-size-asian="12pt" style:font-size-complex="12pt"/>
    </style:style>
    <style:style style:name="T8_84" style:family="text">
      <style:text-properties fo:font-size="12pt" style:font-size-asian="12pt" style:font-size-complex="12pt"/>
    </style:style>
    <style:style style:name="T8_85" style:family="text">
      <style:text-properties fo:font-size="12pt" style:font-size-asian="12pt" style:font-size-complex="12pt"/>
    </style:style>
    <style:style style:name="T8_86" style:family="text">
      <style:text-properties fo:font-size="12pt" style:font-size-asian="12pt" style:font-size-complex="12pt"/>
    </style:style>
    <style:style style:name="T8_87" style:family="text">
      <style:text-properties fo:font-size="12pt" style:font-size-asian="12pt" style:font-size-complex="12pt"/>
    </style:style>
    <style:style style:name="T8_88" style:family="text">
      <style:text-properties fo:font-size="12pt" style:font-size-asian="12pt" style:font-size-complex="12pt"/>
    </style:style>
    <style:style style:name="T8_89" style:family="text">
      <style:text-properties fo:font-size="12pt" style:font-size-asian="12pt" style:font-size-complex="12pt"/>
    </style:style>
    <style:style style:name="T8_90" style:family="text">
      <style:text-properties fo:font-size="12pt" style:font-size-asian="12pt" style:font-size-complex="12pt"/>
    </style:style>
    <style:style style:name="T8_91" style:family="text">
      <style:text-properties fo:font-size="12pt" style:font-size-asian="12pt" style:font-size-complex="12pt"/>
    </style:style>
    <style:style style:name="T8_92" style:family="text">
      <style:text-properties fo:font-size="12pt" style:font-size-asian="12pt" style:font-size-complex="12pt"/>
    </style:style>
    <style:style style:name="T8_93" style:family="text">
      <style:text-properties fo:font-size="12pt" style:font-size-asian="12pt" style:font-size-complex="12pt"/>
    </style:style>
    <style:style style:name="T8_94" style:family="text">
      <style:text-properties fo:font-size="12pt" style:font-size-asian="12pt" style:font-size-complex="12pt"/>
    </style:style>
    <style:style style:name="T8_95" style:family="text">
      <style:text-properties fo:font-size="12pt" style:font-size-asian="12pt" style:font-size-complex="12pt"/>
    </style:style>
    <style:style style:name="T8_96" style:family="text">
      <style:text-properties fo:font-size="12pt" style:font-size-asian="12pt" style:font-size-complex="12pt"/>
    </style:style>
    <style:style style:name="T8_97" style:family="text">
      <style:text-properties fo:font-size="12pt" style:font-size-asian="12pt" style:font-size-complex="12pt"/>
    </style:style>
    <style:style style:name="T8_98" style:family="text">
      <style:text-properties fo:font-size="12pt" style:font-size-asian="12pt" style:font-size-complex="12pt"/>
    </style:style>
    <style:style style:name="T8_99" style:family="text">
      <style:text-properties fo:font-size="12pt" style:font-size-asian="12pt" style:font-size-complex="12pt"/>
    </style:style>
    <style:style style:name="T8_100" style:family="text">
      <style:text-properties fo:font-size="12pt" style:font-size-asian="12pt" style:font-size-complex="12pt"/>
    </style:style>
    <style:style style:name="T8_101" style:family="text">
      <style:text-properties fo:font-size="12pt" style:font-size-asian="12pt" style:font-size-complex="12pt"/>
    </style:style>
    <style:style style:name="T8_102" style:family="text">
      <style:text-properties fo:font-size="12pt" style:font-size-asian="12pt" style:font-size-complex="12pt"/>
    </style:style>
    <style:style style:name="T8_103" style:family="text">
      <style:text-properties fo:font-size="12pt" style:font-size-asian="12pt" style:font-size-complex="12pt"/>
    </style:style>
    <style:style style:name="T8_104" style:family="text">
      <style:text-properties fo:font-size="12pt" style:font-size-asian="12pt" style:font-size-complex="12pt"/>
    </style:style>
    <style:style style:name="T8_105" style:family="text">
      <style:text-properties fo:font-size="12pt" style:font-size-asian="12pt" style:font-size-complex="12pt"/>
    </style:style>
    <style:style style:name="T8_106" style:family="text">
      <style:text-properties fo:font-size="12pt" style:font-size-asian="12pt" style:font-size-complex="12pt"/>
    </style:style>
    <style:style style:name="T8_107" style:family="text">
      <style:text-properties fo:font-size="12pt" style:font-size-asian="12pt" style:font-size-complex="12pt"/>
    </style:style>
    <style:style style:name="T8_108" style:family="text">
      <style:text-properties fo:font-size="12pt" style:font-size-asian="12pt" style:font-size-complex="12pt"/>
    </style:style>
    <style:style style:name="T8_109" style:family="text">
      <style:text-properties fo:font-size="12pt" style:font-size-asian="12pt" style:font-size-complex="12pt"/>
    </style:style>
    <style:style style:name="T8_110" style:family="text">
      <style:text-properties fo:font-size="12pt" style:font-size-asian="12pt" style:font-size-complex="12pt"/>
    </style:style>
    <style:style style:name="T8_111" style:family="text">
      <style:text-properties fo:font-size="12pt" style:font-size-asian="12pt" style:font-size-complex="12pt"/>
    </style:style>
    <style:style style:name="T8_112" style:family="text">
      <style:text-properties fo:font-size="12pt" style:font-size-asian="12pt" style:font-size-complex="12pt"/>
    </style:style>
    <style:style style:name="T8_113" style:family="text">
      <style:text-properties fo:font-size="12pt" style:font-size-asian="12pt" style:font-size-complex="12pt"/>
    </style:style>
    <style:style style:name="T8_114" style:family="text">
      <style:text-properties fo:font-size="12pt" style:font-size-asian="12pt" style:font-size-complex="12pt"/>
    </style:style>
    <style:style style:name="T8_115" style:family="text">
      <style:text-properties fo:font-size="12pt" style:font-size-asian="12pt" style:font-size-complex="12pt"/>
    </style:style>
    <style:style style:name="T8_116" style:family="text">
      <style:text-properties fo:font-size="12pt" style:font-size-asian="12pt" style:font-size-complex="12pt"/>
    </style:style>
    <style:style style:name="T8_117" style:family="text">
      <style:text-properties fo:font-size="12pt" style:font-size-asian="12pt" style:font-size-complex="12pt"/>
    </style:style>
    <style:style style:name="T8_118" style:family="text">
      <style:text-properties fo:font-size="12pt" style:font-size-asian="12pt" style:font-size-complex="12pt"/>
    </style:style>
    <style:style style:name="T8_119" style:family="text">
      <style:text-properties fo:font-size="12pt" style:font-size-asian="12pt" style:font-size-complex="12pt"/>
    </style:style>
    <style:style style:name="T8_120" style:family="text">
      <style:text-properties fo:font-size="12pt" style:font-size-asian="12pt" style:font-size-complex="12pt"/>
    </style:style>
    <style:style style:name="T8_121" style:family="text">
      <style:text-properties fo:font-size="12pt" style:font-size-asian="12pt" style:font-size-complex="12pt"/>
    </style:style>
    <style:style style:name="T8_122" style:family="text">
      <style:text-properties fo:font-size="12pt" style:font-size-asian="12pt" style:font-size-complex="12pt"/>
    </style:style>
    <style:style style:name="T8_123" style:family="text">
      <style:text-properties fo:font-size="12pt" style:font-size-asian="12pt" style:font-size-complex="12pt"/>
    </style:style>
    <style:style style:name="T8_124" style:family="text">
      <style:text-properties fo:font-size="12pt" style:font-size-asian="12pt" style:font-size-complex="12pt"/>
    </style:style>
    <style:style style:name="T8_125" style:family="text">
      <style:text-properties fo:font-size="12pt" style:font-size-asian="12pt" style:font-size-complex="12pt"/>
    </style:style>
    <style:style style:name="T8_126" style:family="text">
      <style:text-properties fo:font-size="12pt" style:font-size-asian="12pt" style:font-size-complex="12pt"/>
    </style:style>
    <style:style style:name="T8_127" style:family="text">
      <style:text-properties fo:font-size="12pt" style:font-size-asian="12pt" style:font-size-complex="12pt"/>
    </style:style>
    <style:style style:name="T8_128" style:family="text">
      <style:text-properties fo:font-size="12pt" style:font-size-asian="12pt" style:font-size-complex="12pt"/>
    </style:style>
    <style:style style:name="T8_129" style:family="text">
      <style:text-properties fo:font-size="12pt" style:font-size-asian="12pt" style:font-size-complex="12pt"/>
    </style:style>
    <style:style style:name="T8_130" style:family="text">
      <style:text-properties fo:font-size="12pt" style:font-size-asian="12pt" style:font-size-complex="12pt"/>
    </style:style>
    <style:style style:name="T8_131" style:family="text">
      <style:text-properties fo:font-size="12pt" style:font-size-asian="12pt" style:font-size-complex="12pt"/>
    </style:style>
    <style:style style:name="T8_132" style:family="text">
      <style:text-properties fo:font-size="12pt" style:font-size-asian="12pt" style:font-size-complex="12pt"/>
    </style:style>
    <style:style style:name="T8_133" style:family="text">
      <style:text-properties fo:font-size="12pt" style:font-size-asian="12pt" style:font-size-complex="12pt"/>
    </style:style>
    <style:style style:name="T8_134" style:family="text">
      <style:text-properties fo:font-size="12pt" style:font-size-asian="12pt" style:font-size-complex="12pt"/>
    </style:style>
    <style:style style:name="T8_135" style:family="text">
      <style:text-properties fo:font-size="12pt" style:font-size-asian="12pt" style:font-size-complex="12pt"/>
    </style:style>
    <style:style style:name="T8_136" style:family="text">
      <style:text-properties fo:font-size="12pt" style:font-size-asian="12pt" style:font-size-complex="12pt"/>
    </style:style>
    <style:style style:name="T8_137" style:family="text">
      <style:text-properties fo:font-size="12pt" style:font-size-asian="12pt" style:font-size-complex="12pt"/>
    </style:style>
    <style:style style:name="T8_138" style:family="text">
      <style:text-properties fo:font-size="12pt" style:font-size-asian="12pt" style:font-size-complex="12pt"/>
    </style:style>
    <style:style style:name="T8_139" style:family="text">
      <style:text-properties fo:font-size="12pt" style:font-size-asian="12pt" style:font-size-complex="12pt"/>
    </style:style>
    <style:style style:name="T8_140" style:family="text">
      <style:text-properties fo:font-size="12pt" style:font-size-asian="12pt" style:font-size-complex="12pt"/>
    </style:style>
    <style:style style:name="T8_141" style:family="text">
      <style:text-properties fo:font-size="12pt" style:font-size-asian="12pt" style:font-size-complex="12pt"/>
    </style:style>
    <style:style style:name="T8_142" style:family="text">
      <style:text-properties fo:font-size="12pt" style:font-size-asian="12pt" style:font-size-complex="12pt"/>
    </style:style>
    <style:style style:name="T8_143" style:family="text">
      <style:text-properties fo:font-size="12pt" style:font-size-asian="12pt" style:font-size-complex="12pt"/>
    </style:style>
    <style:style style:name="T8_144" style:family="text">
      <style:text-properties fo:font-size="12pt" style:font-size-asian="12pt" style:font-size-complex="12pt"/>
    </style:style>
    <style:style style:name="T8_145" style:family="text">
      <style:text-properties fo:font-size="12pt" style:font-size-asian="12pt" style:font-size-complex="12pt"/>
    </style:style>
    <style:style style:name="T8_146" style:family="text">
      <style:text-properties fo:font-size="12pt" style:font-size-asian="12pt" style:font-size-complex="12pt"/>
    </style:style>
    <style:style style:name="T8_147" style:family="text">
      <style:text-properties fo:font-size="12pt" style:font-size-asian="12pt" style:font-size-complex="12pt"/>
    </style:style>
    <style:style style:name="T8_148" style:family="text">
      <style:text-properties fo:font-size="12pt" style:font-size-asian="12pt" style:font-size-complex="12pt"/>
    </style:style>
    <style:style style:name="T8_149" style:family="text">
      <style:text-properties fo:font-size="12pt" style:font-size-asian="12pt" style:font-size-complex="12pt"/>
    </style:style>
    <style:style style:name="T8_150" style:family="text">
      <style:text-properties fo:font-size="12pt" style:font-size-asian="12pt" style:font-size-complex="12pt"/>
    </style:style>
    <style:style style:name="T8_151" style:family="text">
      <style:text-properties fo:font-size="12pt" style:font-size-asian="12pt" style:font-size-complex="12pt"/>
    </style:style>
    <style:style style:name="T8_152" style:family="text">
      <style:text-properties fo:font-size="12pt" style:font-size-asian="12pt" style:font-size-complex="12pt"/>
    </style:style>
    <style:style style:name="T8_153" style:family="text">
      <style:text-properties fo:font-size="12pt" style:font-size-asian="12pt" style:font-size-complex="12pt"/>
    </style:style>
    <style:style style:name="T8_154" style:family="text">
      <style:text-properties fo:font-size="12pt" style:font-size-asian="12pt" style:font-size-complex="12pt"/>
    </style:style>
    <style:style style:name="T8_155" style:family="text">
      <style:text-properties fo:font-size="12pt" style:font-size-asian="12pt" style:font-size-complex="12pt"/>
    </style:style>
    <style:style style:name="T8_156" style:family="text">
      <style:text-properties fo:font-size="12pt" style:font-size-asian="12pt" style:font-size-complex="12pt"/>
    </style:style>
    <style:style style:name="T8_157" style:family="text">
      <style:text-properties fo:font-size="12pt" style:font-size-asian="12pt" style:font-size-complex="12pt"/>
    </style:style>
    <style:style style:name="T8_158" style:family="text">
      <style:text-properties fo:font-size="12pt" style:font-size-asian="12pt" style:font-size-complex="12pt"/>
    </style:style>
    <style:style style:name="T8_159" style:family="text">
      <style:text-properties fo:font-size="12pt" style:font-size-asian="12pt" style:font-size-complex="12pt"/>
    </style:style>
    <style:style style:name="T8_160" style:family="text">
      <style:text-properties fo:font-size="12pt" style:font-size-asian="12pt" style:font-size-complex="12pt"/>
    </style:style>
    <style:style style:name="T8_161" style:family="text">
      <style:text-properties fo:font-size="12pt" style:font-size-asian="12pt" style:font-size-complex="12pt"/>
    </style:style>
    <style:style style:name="T8_162" style:family="text">
      <style:text-properties fo:font-size="12pt" style:font-size-asian="12pt" style:font-size-complex="12pt"/>
    </style:style>
    <style:style style:name="T8_163" style:family="text">
      <style:text-properties fo:font-size="12pt" style:font-size-asian="12pt" style:font-size-complex="12pt"/>
    </style:style>
    <style:style style:name="T8_164" style:family="text">
      <style:text-properties fo:font-size="12pt" style:font-size-asian="12pt" style:font-size-complex="12pt"/>
    </style:style>
    <style:style style:name="T8_165" style:family="text">
      <style:text-properties fo:font-size="12pt" style:font-size-asian="12pt" style:font-size-complex="12pt"/>
    </style:style>
    <style:style style:name="T8_166" style:family="text">
      <style:text-properties fo:font-size="12pt" style:font-size-asian="12pt" style:font-size-complex="12pt"/>
    </style:style>
    <style:style style:name="T8_167" style:family="text">
      <style:text-properties fo:font-size="12pt" style:font-size-asian="12pt" style:font-size-complex="12pt"/>
    </style:style>
    <style:style style:name="T8_168" style:family="text">
      <style:text-properties fo:font-size="12pt" style:font-size-asian="12pt" style:font-size-complex="12pt"/>
    </style:style>
    <style:style style:name="T8_169" style:family="text">
      <style:text-properties fo:font-size="12pt" style:font-size-asian="12pt" style:font-size-complex="12pt"/>
    </style:style>
    <style:style style:name="T8_170" style:family="text">
      <style:text-properties fo:font-size="12pt" style:font-size-asian="12pt" style:font-size-complex="12pt"/>
    </style:style>
    <style:style style:name="T8_171" style:family="text">
      <style:text-properties fo:font-size="12pt" style:font-size-asian="12pt" style:font-size-complex="12pt"/>
    </style:style>
    <style:style style:name="T8_172" style:family="text">
      <style:text-properties fo:font-size="12pt" style:font-size-asian="12pt" style:font-size-complex="12pt"/>
    </style:style>
    <style:style style:name="T8_173" style:family="text">
      <style:text-properties fo:font-size="12pt" style:font-size-asian="12pt" style:font-size-complex="12pt"/>
    </style:style>
    <style:style style:name="T8_174" style:family="text">
      <style:text-properties fo:font-size="12pt" style:font-size-asian="12pt" style:font-size-complex="12pt"/>
    </style:style>
    <style:style style:name="T8_175" style:family="text">
      <style:text-properties fo:font-size="12pt" style:font-size-asian="12pt" style:font-size-complex="12pt"/>
    </style:style>
    <style:style style:name="T8_176" style:family="text">
      <style:text-properties fo:font-size="12pt" style:font-size-asian="12pt" style:font-size-complex="12pt"/>
    </style:style>
    <style:style style:name="T8_177" style:family="text">
      <style:text-properties fo:font-size="12pt" style:font-size-asian="12pt" style:font-size-complex="12pt"/>
    </style:style>
    <style:style style:name="T8_178" style:family="text">
      <style:text-properties fo:font-size="12pt" style:font-size-asian="12pt" style:font-size-complex="12pt"/>
    </style:style>
    <style:style style:name="T8_179" style:family="text">
      <style:text-properties fo:font-size="12pt" style:font-size-asian="12pt" style:font-size-complex="12pt"/>
    </style:style>
    <style:style style:name="T8_180" style:family="text">
      <style:text-properties fo:font-size="12pt" style:font-size-asian="12pt" style:font-size-complex="12pt"/>
    </style:style>
    <style:style style:name="T8_181" style:family="text">
      <style:text-properties fo:font-size="12pt" style:font-size-asian="12pt" style:font-size-complex="12pt"/>
    </style:style>
    <style:style style:name="T8_182" style:family="text">
      <style:text-properties fo:font-size="12pt" style:font-size-asian="12pt" style:font-size-complex="12pt"/>
    </style:style>
    <style:style style:name="T8_183" style:family="text">
      <style:text-properties fo:font-size="12pt" style:font-size-asian="12pt" style:font-size-complex="12pt"/>
    </style:style>
    <style:style style:name="T8_184" style:family="text">
      <style:text-properties fo:font-size="12pt" style:font-size-asian="12pt" style:font-size-complex="12pt"/>
    </style:style>
    <style:style style:name="T8_185" style:family="text">
      <style:text-properties fo:font-size="12pt" style:font-size-asian="12pt" style:font-size-complex="12pt"/>
    </style:style>
    <style:style style:name="T8_186" style:family="text">
      <style:text-properties fo:font-size="12pt" style:font-size-asian="12pt" style:font-size-complex="12pt"/>
    </style:style>
    <style:style style:name="T8_187" style:family="text">
      <style:text-properties fo:font-size="12pt" style:font-size-asian="12pt" style:font-size-complex="12pt"/>
    </style:style>
    <style:style style:name="T8_188" style:family="text">
      <style:text-properties fo:font-size="12pt" style:font-size-asian="12pt" style:font-size-complex="12pt"/>
    </style:style>
    <style:style style:name="T8_189" style:family="text">
      <style:text-properties fo:font-size="12pt" style:font-size-asian="12pt" style:font-size-complex="12pt"/>
    </style:style>
    <style:style style:name="T8_190" style:family="text">
      <style:text-properties fo:font-size="12pt" style:font-size-asian="12pt" style:font-size-complex="12pt"/>
    </style:style>
    <style:style style:name="T8_191" style:family="text">
      <style:text-properties fo:font-size="12pt" style:font-size-asian="12pt" style:font-size-complex="12pt"/>
    </style:style>
    <style:style style:name="T8_192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T13_40" style:family="text">
      <style:text-properties fo:font-size="12pt" style:font-size-asian="12pt" style:font-size-complex="12pt"/>
    </style:style>
    <style:style style:name="T13_41" style:family="text">
      <style:text-properties fo:font-size="12pt" style:font-size-asian="12pt" style:font-size-complex="12pt"/>
    </style:style>
    <style:style style:name="T13_42" style:family="text">
      <style:text-properties fo:font-size="12pt" style:font-size-asian="12pt" style:font-size-complex="12pt"/>
    </style:style>
    <style:style style:name="T13_43" style:family="text">
      <style:text-properties fo:font-size="12pt" style:font-size-asian="12pt" style:font-size-complex="12pt"/>
    </style:style>
    <style:style style:name="T13_44" style:family="text">
      <style:text-properties fo:font-size="12pt" style:font-size-asian="12pt" style:font-size-complex="12pt"/>
    </style:style>
    <style:style style:name="T13_45" style:family="text">
      <style:text-properties fo:font-size="12pt" style:font-size-asian="12pt" style:font-size-complex="12pt"/>
    </style:style>
    <style:style style:name="T13_46" style:family="text">
      <style:text-properties fo:font-size="12pt" style:font-size-asian="12pt" style:font-size-complex="12pt"/>
    </style:style>
    <style:style style:name="T13_47" style:family="text">
      <style:text-properties fo:font-size="12pt" style:font-size-asian="12pt" style:font-size-complex="12pt"/>
    </style:style>
    <style:style style:name="T13_48" style:family="text">
      <style:text-properties fo:font-size="12pt" style:font-size-asian="12pt" style:font-size-complex="12pt"/>
    </style:style>
    <style:style style:name="T13_49" style:family="text">
      <style:text-properties fo:font-size="12pt" style:font-size-asian="12pt" style:font-size-complex="12pt"/>
    </style:style>
    <style:style style:name="T13_50" style:family="text">
      <style:text-properties fo:font-size="12pt" style:font-size-asian="12pt" style:font-size-complex="12pt"/>
    </style:style>
    <style:style style:name="T13_51" style:family="text">
      <style:text-properties fo:font-size="12pt" style:font-size-asian="12pt" style:font-size-complex="12pt"/>
    </style:style>
    <style:style style:name="T13_52" style:family="text">
      <style:text-properties fo:font-size="12pt" style:font-size-asian="12pt" style:font-size-complex="12pt"/>
    </style:style>
    <style:style style:name="T13_53" style:family="text">
      <style:text-properties fo:font-size="12pt" style:font-size-asian="12pt" style:font-size-complex="12pt"/>
    </style:style>
    <style:style style:name="T13_54" style:family="text">
      <style:text-properties fo:font-size="12pt" style:font-size-asian="12pt" style:font-size-complex="12pt"/>
    </style:style>
    <style:style style:name="T13_55" style:family="text">
      <style:text-properties fo:font-size="12pt" style:font-size-asian="12pt" style:font-size-complex="12pt"/>
    </style:style>
    <style:style style:name="T13_56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fo:break-before="auto" fo:line-height="115%" fo:margin-top="0cm" style:writing-mode="lr-tb"/>
    </style:style>
    <style:style style:name="T14_1" style:family="text">
      <style:text-properties fo:background-color="#ffffff" fo:color="#212121" fo:font-size="12pt" style:font-size-asian="12pt" style:font-size-complex="12pt"/>
    </style:style>
    <style:style style:name="T14_2" style:family="text">
      <style:text-properties fo:background-color="#ffffff" fo:color="#212121" fo:font-size="12pt" style:font-size-asian="12pt" style:font-size-complex="12pt"/>
    </style:style>
    <style:style style:name="T14_3" style:family="text">
      <style:text-properties fo:background-color="#ffffff" fo:color="#212121" fo:font-size="12pt" style:font-size-asian="12pt" style:font-size-complex="12pt"/>
    </style:style>
    <style:style style:name="T14_4" style:family="text">
      <style:text-properties fo:background-color="#ffffff" fo:color="#212121" fo:font-size="12pt" style:font-size-asian="12pt" style:font-size-complex="12pt"/>
    </style:style>
    <style:style style:name="T14_5" style:family="text">
      <style:text-properties fo:background-color="#ffffff" fo:color="#212121" fo:font-size="12pt" style:font-size-asian="12pt" style:font-size-complex="12pt"/>
    </style:style>
    <style:style style:name="T14_6" style:family="text">
      <style:text-properties fo:background-color="#ffffff" fo:color="#212121" fo:font-size="12pt" style:font-size-asian="12pt" style:font-size-complex="12pt"/>
    </style:style>
    <style:style style:name="T14_7" style:family="text">
      <style:text-properties fo:background-color="#ffffff" fo:color="#212121" fo:font-size="12pt" style:font-size-asian="12pt" style:font-size-complex="12pt"/>
    </style:style>
    <style:style style:name="T14_8" style:family="text">
      <style:text-properties fo:background-color="#ffffff" fo:color="#212121" fo:font-size="12pt" style:font-size-asian="12pt" style:font-size-complex="12pt"/>
    </style:style>
    <style:style style:name="T14_9" style:family="text">
      <style:text-properties fo:background-color="#ffffff" fo:color="#212121" fo:font-size="12pt" style:font-size-asian="12pt" style:font-size-complex="12pt"/>
    </style:style>
    <style:style style:name="T14_10" style:family="text">
      <style:text-properties fo:background-color="#ffffff" fo:color="#212121" fo:font-size="12pt" style:font-size-asian="12pt" style:font-size-complex="12pt"/>
    </style:style>
    <style:style style:name="T14_11" style:family="text">
      <style:text-properties fo:background-color="#ffffff" fo:color="#212121" fo:font-size="12pt" style:font-size-asian="12pt" style:font-size-complex="12pt"/>
    </style:style>
    <style:style style:name="T14_12" style:family="text">
      <style:text-properties fo:background-color="#ffffff" fo:color="#212121" fo:font-size="12pt" style:font-size-asian="12pt" style:font-size-complex="12pt"/>
    </style:style>
    <style:style style:name="T14_13" style:family="text">
      <style:text-properties fo:background-color="#ffffff" fo:color="#212121"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line-height="115%" fo:margin-top="0cm" fo:margin-right="0cm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line-height="115%" fo:margin-top="0cm" fo:margin-right="0cm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8_1" style:family="text">
      <style:text-properties fo:background-color="#ffff00" fo:font-size="18pt" style:font-size-asian="18pt" style:font-size-complex="18pt"/>
    </style:style>
    <style:style style:name="T18_2" style:family="text">
      <style:text-properties fo:background-color="#ffff00" fo:font-size="18pt" style:font-size-asian="18pt" style:font-size-complex="18pt"/>
    </style:style>
    <style:style style:name="T18_3" style:family="text">
      <style:text-properties fo:background-color="#ffff00" fo:font-size="18pt" style:font-size-asian="18pt" style:font-size-complex="18pt"/>
    </style:style>
    <style:style style:name="T18_4" style:family="text">
      <style:text-properties fo:background-color="#ffff00" fo:font-size="18pt" style:font-size-asian="18pt" style:font-size-complex="18pt"/>
    </style:style>
    <style:style style:name="T18_5" style:family="text">
      <style:text-properties fo:background-color="#ffff00" fo:font-size="18pt" style:font-size-asian="18pt" style:font-size-complex="18pt"/>
    </style:style>
    <style:style style:name="P19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T19_53" style:family="text">
      <style:text-properties fo:font-size="12pt" style:font-size-asian="12pt" style:font-size-complex="12pt"/>
    </style:style>
    <style:style style:name="T19_54" style:family="text">
      <style:text-properties fo:font-size="12pt" style:font-size-asian="12pt" style:font-size-complex="12pt"/>
    </style:style>
    <style:style style:name="T19_55" style:family="text">
      <style:text-properties fo:font-size="12pt" style:font-size-asian="12pt" style:font-size-complex="12pt"/>
    </style:style>
    <style:style style:name="T19_56" style:family="text">
      <style:text-properties fo:font-size="12pt" style:font-size-asian="12pt" style:font-size-complex="12pt"/>
    </style:style>
    <style:style style:name="T19_57" style:family="text">
      <style:text-properties fo:font-size="12pt" style:font-size-asian="12pt" style:font-size-complex="12pt"/>
    </style:style>
    <style:style style:name="T19_58" style:family="text">
      <style:text-properties fo:font-size="12pt" style:font-size-asian="12pt" style:font-size-complex="12pt"/>
    </style:style>
    <style:style style:name="T19_59" style:family="text">
      <style:text-properties fo:font-size="12pt" style:font-size-asian="12pt" style:font-size-complex="12pt"/>
    </style:style>
    <style:style style:name="T19_60" style:family="text">
      <style:text-properties fo:font-size="12pt" style:font-size-asian="12pt" style:font-size-complex="12pt"/>
    </style:style>
    <style:style style:name="T19_61" style:family="text">
      <style:text-properties fo:font-size="12pt" style:font-size-asian="12pt" style:font-size-complex="12pt"/>
    </style:style>
    <style:style style:name="T19_62" style:family="text">
      <style:text-properties fo:font-size="12pt" style:font-size-asian="12pt" style:font-size-complex="12pt"/>
    </style:style>
    <style:style style:name="T19_63" style:family="text">
      <style:text-properties fo:font-size="12pt" style:font-size-asian="12pt" style:font-size-complex="12pt"/>
    </style:style>
    <style:style style:name="T19_64" style:family="text">
      <style:text-properties fo:font-size="12pt" style:font-size-asian="12pt" style:font-size-complex="12pt"/>
    </style:style>
    <style:style style:name="T19_65" style:family="text">
      <style:text-properties fo:font-size="12pt" style:font-size-asian="12pt" style:font-size-complex="12pt"/>
    </style:style>
    <style:style style:name="T19_66" style:family="text">
      <style:text-properties fo:font-size="12pt" style:font-size-asian="12pt" style:font-size-complex="12pt"/>
    </style:style>
    <style:style style:name="T19_67" style:family="text">
      <style:text-properties fo:font-size="12pt" style:font-size-asian="12pt" style:font-size-complex="12pt"/>
    </style:style>
    <style:style style:name="T19_68" style:family="text">
      <style:text-properties fo:font-size="12pt" style:font-size-asian="12pt" style:font-size-complex="12pt"/>
    </style:style>
    <style:style style:name="T19_69" style:family="text">
      <style:text-properties fo:font-size="12pt" style:font-size-asian="12pt" style:font-size-complex="12pt"/>
    </style:style>
    <style:style style:name="T19_70" style:family="text">
      <style:text-properties fo:font-size="12pt" style:font-size-asian="12pt" style:font-size-complex="12pt"/>
    </style:style>
    <style:style style:name="T19_71" style:family="text">
      <style:text-properties fo:font-size="12pt" style:font-size-asian="12pt" style:font-size-complex="12pt"/>
    </style:style>
    <style:style style:name="T19_72" style:family="text">
      <style:text-properties fo:font-size="12pt" style:font-size-asian="12pt" style:font-size-complex="12pt"/>
    </style:style>
    <style:style style:name="T19_73" style:family="text">
      <style:text-properties fo:font-size="12pt" style:font-size-asian="12pt" style:font-size-complex="12pt"/>
    </style:style>
    <style:style style:name="T19_74" style:family="text">
      <style:text-properties fo:font-size="12pt" style:font-size-asian="12pt" style:font-size-complex="12pt"/>
    </style:style>
    <style:style style:name="T19_75" style:family="text">
      <style:text-properties fo:font-size="12pt" style:font-size-asian="12pt" style:font-size-complex="12pt"/>
    </style:style>
    <style:style style:name="T19_76" style:family="text">
      <style:text-properties fo:font-size="12pt" style:font-size-asian="12pt" style:font-size-complex="12pt"/>
    </style:style>
    <style:style style:name="T19_77" style:family="text">
      <style:text-properties fo:font-size="12pt" style:font-size-asian="12pt" style:font-size-complex="12pt"/>
    </style:style>
    <style:style style:name="T19_78" style:family="text">
      <style:text-properties fo:font-size="12pt" style:font-size-asian="12pt" style:font-size-complex="12pt"/>
    </style:style>
    <style:style style:name="T19_79" style:family="text">
      <style:text-properties fo:font-size="12pt" style:font-size-asian="12pt" style:font-size-complex="12pt"/>
    </style:style>
    <style:style style:name="T19_80" style:family="text">
      <style:text-properties fo:font-size="12pt" style:font-size-asian="12pt" style:font-size-complex="12pt"/>
    </style:style>
    <style:style style:name="T19_81" style:family="text">
      <style:text-properties fo:font-size="12pt" style:font-size-asian="12pt" style:font-size-complex="12pt"/>
    </style:style>
    <style:style style:name="T19_82" style:family="text">
      <style:text-properties fo:font-size="12pt" style:font-size-asian="12pt" style:font-size-complex="12pt"/>
    </style:style>
    <style:style style:name="T19_83" style:family="text">
      <style:text-properties fo:font-size="12pt" style:font-size-asian="12pt" style:font-size-complex="12pt"/>
    </style:style>
    <style:style style:name="T19_84" style:family="text">
      <style:text-properties fo:font-size="12pt" style:font-size-asian="12pt" style:font-size-complex="12pt"/>
    </style:style>
    <style:style style:name="T19_85" style:family="text">
      <style:text-properties fo:font-size="12pt" style:font-size-asian="12pt" style:font-size-complex="12pt"/>
    </style:style>
    <style:style style:name="T19_86" style:family="text">
      <style:text-properties fo:font-size="12pt" style:font-size-asian="12pt" style:font-size-complex="12pt"/>
    </style:style>
    <style:style style:name="T19_87" style:family="text">
      <style:text-properties fo:font-size="12pt" style:font-size-asian="12pt" style:font-size-complex="12pt"/>
    </style:style>
    <style:style style:name="T19_88" style:family="text">
      <style:text-properties fo:font-size="12pt" style:font-size-asian="12pt" style:font-size-complex="12pt"/>
    </style:style>
    <style:style style:name="T19_89" style:family="text">
      <style:text-properties fo:font-size="12pt" style:font-size-asian="12pt" style:font-size-complex="12pt"/>
    </style:style>
    <style:style style:name="T19_90" style:family="text">
      <style:text-properties fo:font-size="12pt" style:font-size-asian="12pt" style:font-size-complex="12pt"/>
    </style:style>
    <style:style style:name="T19_91" style:family="text">
      <style:text-properties fo:font-size="12pt" style:font-size-asian="12pt" style:font-size-complex="12pt"/>
    </style:style>
    <style:style style:name="T19_92" style:family="text">
      <style:text-properties fo:font-size="12pt" style:font-size-asian="12pt" style:font-size-complex="12pt"/>
    </style:style>
    <style:style style:name="T19_93" style:family="text">
      <style:text-properties fo:font-size="12pt" style:font-size-asian="12pt" style:font-size-complex="12pt"/>
    </style:style>
    <style:style style:name="T19_94" style:family="text">
      <style:text-properties fo:font-size="12pt" style:font-size-asian="12pt" style:font-size-complex="12pt"/>
    </style:style>
    <style:style style:name="T19_95" style:family="text">
      <style:text-properties fo:font-size="12pt" style:font-size-asian="12pt" style:font-size-complex="12pt"/>
    </style:style>
    <style:style style:name="T19_96" style:family="text">
      <style:text-properties fo:font-size="12pt" style:font-size-asian="12pt" style:font-size-complex="12pt"/>
    </style:style>
    <style:style style:name="T19_97" style:family="text">
      <style:text-properties fo:font-size="12pt" style:font-size-asian="12pt" style:font-size-complex="12pt"/>
    </style:style>
    <style:style style:name="T19_98" style:family="text">
      <style:text-properties fo:font-size="12pt" style:font-size-asian="12pt" style:font-size-complex="12pt"/>
    </style:style>
    <style:style style:name="T19_99" style:family="text">
      <style:text-properties fo:font-size="12pt" style:font-size-asian="12pt" style:font-size-complex="12pt"/>
    </style:style>
    <style:style style:name="T19_100" style:family="text">
      <style:text-properties fo:font-size="12pt" style:font-size-asian="12pt" style:font-size-complex="12pt"/>
    </style:style>
    <style:style style:name="T19_101" style:family="text">
      <style:text-properties fo:font-size="12pt" style:font-size-asian="12pt" style:font-size-complex="12pt"/>
    </style:style>
    <style:style style:name="T19_102" style:family="text">
      <style:text-properties fo:font-size="12pt" style:font-size-asian="12pt" style:font-size-complex="12pt"/>
    </style:style>
    <style:style style:name="T19_103" style:family="text">
      <style:text-properties fo:font-size="12pt" style:font-size-asian="12pt" style:font-size-complex="12pt"/>
    </style:style>
    <style:style style:name="T19_104" style:family="text">
      <style:text-properties fo:font-size="12pt" style:font-size-asian="12pt" style:font-size-complex="12pt"/>
    </style:style>
    <style:style style:name="T19_105" style:family="text">
      <style:text-properties fo:font-size="12pt" style:font-size-asian="12pt" style:font-size-complex="12pt"/>
    </style:style>
    <style:style style:name="T19_106" style:family="text">
      <style:text-properties fo:font-size="12pt" style:font-size-asian="12pt" style:font-size-complex="12pt"/>
    </style:style>
    <style:style style:name="T19_107" style:family="text">
      <style:text-properties fo:font-size="12pt" style:font-size-asian="12pt" style:font-size-complex="12pt"/>
    </style:style>
    <style:style style:name="T19_108" style:family="text">
      <style:text-properties fo:font-size="12pt" style:font-size-asian="12pt" style:font-size-complex="12pt"/>
    </style:style>
    <style:style style:name="T19_109" style:family="text">
      <style:text-properties fo:font-size="12pt" style:font-size-asian="12pt" style:font-size-complex="12pt"/>
    </style:style>
    <style:style style:name="T19_110" style:family="text">
      <style:text-properties fo:font-size="12pt" style:font-size-asian="12pt" style:font-size-complex="12pt"/>
    </style:style>
    <style:style style:name="T19_111" style:family="text">
      <style:text-properties fo:font-size="12pt" style:font-size-asian="12pt" style:font-size-complex="12pt"/>
    </style:style>
    <style:style style:name="T19_11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T20_65" style:family="text">
      <style:text-properties fo:font-size="12pt" style:font-size-asian="12pt" style:font-size-complex="12pt"/>
    </style:style>
    <style:style style:name="T20_66" style:family="text">
      <style:text-properties fo:font-size="12pt" style:font-size-asian="12pt" style:font-size-complex="12pt"/>
    </style:style>
    <style:style style:name="T20_67" style:family="text">
      <style:text-properties fo:font-size="12pt" style:font-size-asian="12pt" style:font-size-complex="12pt"/>
    </style:style>
    <style:style style:name="T20_68" style:family="text">
      <style:text-properties fo:font-size="12pt" style:font-size-asian="12pt" style:font-size-complex="12pt"/>
    </style:style>
    <style:style style:name="T20_69" style:family="text">
      <style:text-properties fo:font-size="12pt" style:font-size-asian="12pt" style:font-size-complex="12pt"/>
    </style:style>
    <style:style style:name="T20_70" style:family="text">
      <style:text-properties fo:font-size="12pt" style:font-size-asian="12pt" style:font-size-complex="12pt"/>
    </style:style>
    <style:style style:name="T20_71" style:family="text">
      <style:text-properties fo:font-size="12pt" style:font-size-asian="12pt" style:font-size-complex="12pt"/>
    </style:style>
    <style:style style:name="T20_72" style:family="text">
      <style:text-properties fo:font-size="12pt" style:font-size-asian="12pt" style:font-size-complex="12pt"/>
    </style:style>
    <style:style style:name="T20_73" style:family="text">
      <style:text-properties fo:font-size="12pt" style:font-size-asian="12pt" style:font-size-complex="12pt"/>
    </style:style>
    <style:style style:name="T20_74" style:family="text">
      <style:text-properties fo:font-size="12pt" style:font-size-asian="12pt" style:font-size-complex="12pt"/>
    </style:style>
    <style:style style:name="T20_75" style:family="text">
      <style:text-properties fo:font-size="12pt" style:font-size-asian="12pt" style:font-size-complex="12pt"/>
    </style:style>
    <style:style style:name="T20_76" style:family="text">
      <style:text-properties fo:font-size="12pt" style:font-size-asian="12pt" style:font-size-complex="12pt"/>
    </style:style>
    <style:style style:name="T20_77" style:family="text">
      <style:text-properties fo:font-size="12pt" style:font-size-asian="12pt" style:font-size-complex="12pt"/>
    </style:style>
    <style:style style:name="T20_78" style:family="text">
      <style:text-properties fo:font-size="12pt" style:font-size-asian="12pt" style:font-size-complex="12pt"/>
    </style:style>
    <style:style style:name="T20_79" style:family="text">
      <style:text-properties fo:font-size="12pt" style:font-size-asian="12pt" style:font-size-complex="12pt"/>
    </style:style>
    <style:style style:name="T20_80" style:family="text">
      <style:text-properties fo:font-size="12pt" style:font-size-asian="12pt" style:font-size-complex="12pt"/>
    </style:style>
    <style:style style:name="T20_81" style:family="text">
      <style:text-properties fo:font-size="12pt" style:font-size-asian="12pt" style:font-size-complex="12pt"/>
    </style:style>
    <style:style style:name="T20_82" style:family="text">
      <style:text-properties fo:font-size="12pt" style:font-size-asian="12pt" style:font-size-complex="12pt"/>
    </style:style>
    <style:style style:name="T20_83" style:family="text">
      <style:text-properties fo:font-size="12pt" style:font-size-asian="12pt" style:font-size-complex="12pt"/>
    </style:style>
    <style:style style:name="T20_84" style:family="text">
      <style:text-properties fo:font-size="12pt" style:font-size-asian="12pt" style:font-size-complex="12pt"/>
    </style:style>
    <style:style style:name="T20_85" style:family="text">
      <style:text-properties fo:font-size="12pt" style:font-size-asian="12pt" style:font-size-complex="12pt"/>
    </style:style>
    <style:style style:name="T20_86" style:family="text">
      <style:text-properties fo:font-size="12pt" style:font-size-asian="12pt" style:font-size-complex="12pt"/>
    </style:style>
    <style:style style:name="T20_87" style:family="text">
      <style:text-properties fo:font-size="12pt" style:font-size-asian="12pt" style:font-size-complex="12pt"/>
    </style:style>
    <style:style style:name="T20_88" style:family="text">
      <style:text-properties fo:font-size="12pt" style:font-size-asian="12pt" style:font-size-complex="12pt"/>
    </style:style>
    <style:style style:name="T20_89" style:family="text">
      <style:text-properties fo:font-size="12pt" style:font-size-asian="12pt" style:font-size-complex="12pt"/>
    </style:style>
    <style:style style:name="T20_90" style:family="text">
      <style:text-properties fo:font-size="12pt" style:font-size-asian="12pt" style:font-size-complex="12pt"/>
    </style:style>
    <style:style style:name="T20_91" style:family="text">
      <style:text-properties fo:font-size="12pt" style:font-size-asian="12pt" style:font-size-complex="12pt"/>
    </style:style>
    <style:style style:name="T20_92" style:family="text">
      <style:text-properties fo:font-size="12pt" style:font-size-asian="12pt" style:font-size-complex="12pt"/>
    </style:style>
    <style:style style:name="T20_93" style:family="text">
      <style:text-properties fo:font-size="12pt" style:font-size-asian="12pt" style:font-size-complex="12pt"/>
    </style:style>
    <style:style style:name="T20_94" style:family="text">
      <style:text-properties fo:font-size="12pt" style:font-size-asian="12pt" style:font-size-complex="12pt"/>
    </style:style>
    <style:style style:name="T20_95" style:family="text">
      <style:text-properties fo:font-size="12pt" style:font-size-asian="12pt" style:font-size-complex="12pt"/>
    </style:style>
    <style:style style:name="T20_96" style:family="text">
      <style:text-properties fo:font-size="12pt" style:font-size-asian="12pt" style:font-size-complex="12pt"/>
    </style:style>
    <style:style style:name="T20_97" style:family="text">
      <style:text-properties fo:font-size="12pt" style:font-size-asian="12pt" style:font-size-complex="12pt"/>
    </style:style>
    <style:style style:name="T20_98" style:family="text">
      <style:text-properties fo:font-size="12pt" style:font-size-asian="12pt" style:font-size-complex="12pt"/>
    </style:style>
    <style:style style:name="T20_99" style:family="text">
      <style:text-properties fo:font-size="12pt" style:font-size-asian="12pt" style:font-size-complex="12pt"/>
    </style:style>
    <style:style style:name="T20_100" style:family="text">
      <style:text-properties fo:font-size="12pt" style:font-size-asian="12pt" style:font-size-complex="12pt"/>
    </style:style>
    <style:style style:name="T20_101" style:family="text">
      <style:text-properties fo:font-size="12pt" style:font-size-asian="12pt" style:font-size-complex="12pt"/>
    </style:style>
    <style:style style:name="T20_102" style:family="text">
      <style:text-properties fo:font-size="12pt" style:font-size-asian="12pt" style:font-size-complex="12pt"/>
    </style:style>
    <style:style style:name="T20_103" style:family="text">
      <style:text-properties fo:font-size="12pt" style:font-size-asian="12pt" style:font-size-complex="12pt"/>
    </style:style>
    <style:style style:name="T20_104" style:family="text">
      <style:text-properties fo:font-size="12pt" style:font-size-asian="12pt" style:font-size-complex="12pt"/>
    </style:style>
    <style:style style:name="T20_105" style:family="text">
      <style:text-properties fo:font-size="12pt" style:font-size-asian="12pt" style:font-size-complex="12pt"/>
    </style:style>
    <style:style style:name="T20_106" style:family="text">
      <style:text-properties fo:font-size="12pt" style:font-size-asian="12pt" style:font-size-complex="12pt"/>
    </style:style>
    <style:style style:name="T20_107" style:family="text">
      <style:text-properties fo:font-size="12pt" style:font-size-asian="12pt" style:font-size-complex="12pt"/>
    </style:style>
    <style:style style:name="T20_108" style:family="text">
      <style:text-properties fo:font-size="12pt" style:font-size-asian="12pt" style:font-size-complex="12pt"/>
    </style:style>
    <style:style style:name="T20_109" style:family="text">
      <style:text-properties fo:font-size="12pt" style:font-size-asian="12pt" style:font-size-complex="12pt"/>
    </style:style>
    <style:style style:name="T20_110" style:family="text">
      <style:text-properties fo:font-size="12pt" style:font-size-asian="12pt" style:font-size-complex="12pt"/>
    </style:style>
    <style:style style:name="T20_111" style:family="text">
      <style:text-properties fo:font-size="12pt" style:font-size-asian="12pt" style:font-size-complex="12pt"/>
    </style:style>
    <style:style style:name="T20_112" style:family="text">
      <style:text-properties fo:font-size="12pt" style:font-size-asian="12pt" style:font-size-complex="12pt"/>
    </style:style>
    <style:style style:name="T20_113" style:family="text">
      <style:text-properties fo:font-size="12pt" style:font-size-asian="12pt" style:font-size-complex="12pt"/>
    </style:style>
    <style:style style:name="T20_114" style:family="text">
      <style:text-properties fo:font-size="12pt" style:font-size-asian="12pt" style:font-size-complex="12pt"/>
    </style:style>
    <style:style style:name="T20_115" style:family="text">
      <style:text-properties fo:font-size="12pt" style:font-size-asian="12pt" style:font-size-complex="12pt"/>
    </style:style>
    <style:style style:name="T20_116" style:family="text">
      <style:text-properties fo:font-size="12pt" style:font-size-asian="12pt" style:font-size-complex="12pt"/>
    </style:style>
    <style:style style:name="T20_117" style:family="text">
      <style:text-properties fo:font-size="12pt" style:font-size-asian="12pt" style:font-size-complex="12pt"/>
    </style:style>
    <style:style style:name="T20_118" style:family="text">
      <style:text-properties fo:font-size="12pt" style:font-size-asian="12pt" style:font-size-complex="12pt"/>
    </style:style>
    <style:style style:name="T20_119" style:family="text">
      <style:text-properties fo:font-size="12pt" style:font-size-asian="12pt" style:font-size-complex="12pt"/>
    </style:style>
    <style:style style:name="T20_120" style:family="text">
      <style:text-properties fo:font-size="12pt" style:font-size-asian="12pt" style:font-size-complex="12pt"/>
    </style:style>
    <style:style style:name="T20_121" style:family="text">
      <style:text-properties fo:font-size="12pt" style:font-size-asian="12pt" style:font-size-complex="12pt"/>
    </style:style>
    <style:style style:name="T20_122" style:family="text">
      <style:text-properties fo:font-size="12pt" style:font-size-asian="12pt" style:font-size-complex="12pt"/>
    </style:style>
    <style:style style:name="T20_123" style:family="text">
      <style:text-properties fo:font-size="12pt" style:font-size-asian="12pt" style:font-size-complex="12pt"/>
    </style:style>
    <style:style style:name="T20_124" style:family="text">
      <style:text-properties fo:font-size="12pt" style:font-size-asian="12pt" style:font-size-complex="12pt"/>
    </style:style>
    <style:style style:name="T20_125" style:family="text">
      <style:text-properties fo:font-size="12pt" style:font-size-asian="12pt" style:font-size-complex="12pt"/>
    </style:style>
    <style:style style:name="T20_126" style:family="text">
      <style:text-properties fo:font-size="12pt" style:font-size-asian="12pt" style:font-size-complex="12pt"/>
    </style:style>
    <style:style style:name="T20_127" style:family="text">
      <style:text-properties fo:font-size="12pt" style:font-size-asian="12pt" style:font-size-complex="12pt"/>
    </style:style>
    <style:style style:name="T20_128" style:family="text">
      <style:text-properties fo:font-size="12pt" style:font-size-asian="12pt" style:font-size-complex="12pt"/>
    </style:style>
    <style:style style:name="T20_129" style:family="text">
      <style:text-properties fo:font-size="12pt" style:font-size-asian="12pt" style:font-size-complex="12pt"/>
    </style:style>
    <style:style style:name="T20_130" style:family="text">
      <style:text-properties fo:font-size="12pt" style:font-size-asian="12pt" style:font-size-complex="12pt"/>
    </style:style>
    <style:style style:name="T20_131" style:family="text">
      <style:text-properties fo:font-size="12pt" style:font-size-asian="12pt" style:font-size-complex="12pt"/>
    </style:style>
    <style:style style:name="T20_132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line-height="115%" fo:margin-top="0cm" fo:margin-right="0cm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22_1" style:family="text">
      <style:text-properties fo:background-color="#ffff00" fo:font-size="18pt" style:font-size-asian="18pt" style:font-size-complex="18pt" fo:font-weight="bold" style:font-weight-asian="bold" style:font-weight-complex="bold"/>
    </style:style>
    <style:style style:name="T22_2" style:family="text">
      <style:text-properties fo:background-color="#ffff00" fo:font-size="18pt" style:font-size-asian="18pt" style:font-size-complex="18pt" fo:font-weight="bold" style:font-weight-asian="bold" style:font-weight-complex="bold"/>
    </style:style>
    <style:style style:name="T22_3" style:family="text">
      <style:text-properties fo:background-color="#ffff00" fo:font-size="18pt" style:font-size-asian="18pt" style:font-size-complex="18pt"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T23_46" style:family="text">
      <style:text-properties fo:font-size="12pt" style:font-size-asian="12pt" style:font-size-complex="12pt"/>
    </style:style>
    <style:style style:name="T23_47" style:family="text">
      <style:text-properties fo:font-size="12pt" style:font-size-asian="12pt" style:font-size-complex="12pt"/>
    </style:style>
    <style:style style:name="T23_48" style:family="text">
      <style:text-properties fo:font-size="12pt" style:font-size-asian="12pt" style:font-size-complex="12pt"/>
    </style:style>
    <style:style style:name="T23_49" style:family="text">
      <style:text-properties fo:font-size="12pt" style:font-size-asian="12pt" style:font-size-complex="12pt"/>
    </style:style>
    <style:style style:name="T23_50" style:family="text">
      <style:text-properties fo:font-size="12pt" style:font-size-asian="12pt" style:font-size-complex="12pt"/>
    </style:style>
    <style:style style:name="T23_51" style:family="text">
      <style:text-properties fo:font-size="12pt" style:font-size-asian="12pt" style:font-size-complex="12pt"/>
    </style:style>
    <style:style style:name="T23_52" style:family="text">
      <style:text-properties fo:font-size="12pt" style:font-size-asian="12pt" style:font-size-complex="12pt"/>
    </style:style>
    <style:style style:name="T23_53" style:family="text">
      <style:text-properties fo:font-size="12pt" style:font-size-asian="12pt" style:font-size-complex="12pt"/>
    </style:style>
    <style:style style:name="T23_54" style:family="text">
      <style:text-properties fo:font-size="12pt" style:font-size-asian="12pt" style:font-size-complex="12pt"/>
    </style:style>
    <style:style style:name="T23_55" style:family="text">
      <style:text-properties fo:font-size="12pt" style:font-size-asian="12pt" style:font-size-complex="12pt"/>
    </style:style>
    <style:style style:name="T23_56" style:family="text">
      <style:text-properties fo:font-size="12pt" style:font-size-asian="12pt" style:font-size-complex="12pt"/>
    </style:style>
    <style:style style:name="T23_57" style:family="text">
      <style:text-properties fo:font-size="12pt" style:font-size-asian="12pt" style:font-size-complex="12pt"/>
    </style:style>
    <style:style style:name="T23_58" style:family="text">
      <style:text-properties fo:font-size="12pt" style:font-size-asian="12pt" style:font-size-complex="12pt"/>
    </style:style>
    <style:style style:name="T23_59" style:family="text">
      <style:text-properties fo:font-size="12pt" style:font-size-asian="12pt" style:font-size-complex="12pt"/>
    </style:style>
    <style:style style:name="T23_60" style:family="text">
      <style:text-properties fo:font-size="12pt" style:font-size-asian="12pt" style:font-size-complex="12pt"/>
    </style:style>
    <style:style style:name="T23_61" style:family="text">
      <style:text-properties fo:font-size="12pt" style:font-size-asian="12pt" style:font-size-complex="12pt"/>
    </style:style>
    <style:style style:name="T23_62" style:family="text">
      <style:text-properties fo:font-size="12pt" style:font-size-asian="12pt" style:font-size-complex="12pt"/>
    </style:style>
    <style:style style:name="T23_63" style:family="text">
      <style:text-properties fo:font-size="12pt" style:font-size-asian="12pt" style:font-size-complex="12pt"/>
    </style:style>
    <style:style style:name="T23_64" style:family="text">
      <style:text-properties fo:font-size="12pt" style:font-size-asian="12pt" style:font-size-complex="12pt"/>
    </style:style>
    <style:style style:name="T23_65" style:family="text">
      <style:text-properties fo:font-size="12pt" style:font-size-asian="12pt" style:font-size-complex="12pt"/>
    </style:style>
    <style:style style:name="T23_66" style:family="text">
      <style:text-properties fo:font-size="12pt" style:font-size-asian="12pt" style:font-size-complex="12pt"/>
    </style:style>
    <style:style style:name="T23_67" style:family="text">
      <style:text-properties fo:font-size="12pt" style:font-size-asian="12pt" style:font-size-complex="12pt"/>
    </style:style>
    <style:style style:name="T23_68" style:family="text">
      <style:text-properties fo:font-size="12pt" style:font-size-asian="12pt" style:font-size-complex="12pt"/>
    </style:style>
    <style:style style:name="T23_69" style:family="text">
      <style:text-properties fo:font-size="12pt" style:font-size-asian="12pt" style:font-size-complex="12pt"/>
    </style:style>
    <style:style style:name="T23_70" style:family="text">
      <style:text-properties fo:font-size="12pt" style:font-size-asian="12pt" style:font-size-complex="12pt"/>
    </style:style>
    <style:style style:name="T23_71" style:family="text">
      <style:text-properties fo:font-size="12pt" style:font-size-asian="12pt" style:font-size-complex="12pt"/>
    </style:style>
    <style:style style:name="T23_72" style:family="text">
      <style:text-properties fo:font-size="12pt" style:font-size-asian="12pt" style:font-size-complex="12pt"/>
    </style:style>
    <style:style style:name="T23_73" style:family="text">
      <style:text-properties fo:font-size="12pt" style:font-size-asian="12pt" style:font-size-complex="12pt"/>
    </style:style>
    <style:style style:name="T23_74" style:family="text">
      <style:text-properties fo:font-size="12pt" style:font-size-asian="12pt" style:font-size-complex="12pt"/>
    </style:style>
    <style:style style:name="T23_75" style:family="text">
      <style:text-properties fo:font-size="12pt" style:font-size-asian="12pt" style:font-size-complex="12pt"/>
    </style:style>
    <style:style style:name="T23_76" style:family="text">
      <style:text-properties fo:font-size="12pt" style:font-size-asian="12pt" style:font-size-complex="12pt"/>
    </style:style>
    <style:style style:name="T23_77" style:family="text">
      <style:text-properties fo:font-size="12pt" style:font-size-asian="12pt" style:font-size-complex="12pt"/>
    </style:style>
    <style:style style:name="T23_78" style:family="text">
      <style:text-properties fo:font-size="12pt" style:font-size-asian="12pt" style:font-size-complex="12pt"/>
    </style:style>
    <style:style style:name="T23_79" style:family="text">
      <style:text-properties fo:font-size="12pt" style:font-size-asian="12pt" style:font-size-complex="12pt"/>
    </style:style>
    <style:style style:name="T23_80" style:family="text">
      <style:text-properties fo:font-size="12pt" style:font-size-asian="12pt" style:font-size-complex="12pt"/>
    </style:style>
    <style:style style:name="T23_81" style:family="text">
      <style:text-properties fo:font-size="12pt" style:font-size-asian="12pt" style:font-size-complex="12pt"/>
    </style:style>
    <style:style style:name="T23_82" style:family="text">
      <style:text-properties fo:font-size="12pt" style:font-size-asian="12pt" style:font-size-complex="12pt"/>
    </style:style>
    <style:style style:name="T23_83" style:family="text">
      <style:text-properties fo:font-size="12pt" style:font-size-asian="12pt" style:font-size-complex="12pt"/>
    </style:style>
    <style:style style:name="T23_84" style:family="text">
      <style:text-properties fo:font-size="12pt" style:font-size-asian="12pt" style:font-size-complex="12pt"/>
    </style:style>
    <style:style style:name="T23_85" style:family="text">
      <style:text-properties fo:font-size="12pt" style:font-size-asian="12pt" style:font-size-complex="12pt"/>
    </style:style>
    <style:style style:name="T23_86" style:family="text">
      <style:text-properties fo:font-size="12pt" style:font-size-asian="12pt" style:font-size-complex="12pt"/>
    </style:style>
    <style:style style:name="T23_87" style:family="text">
      <style:text-properties fo:font-size="12pt" style:font-size-asian="12pt" style:font-size-complex="12pt"/>
    </style:style>
    <style:style style:name="T23_88" style:family="text">
      <style:text-properties fo:font-size="12pt" style:font-size-asian="12pt" style:font-size-complex="12pt"/>
    </style:style>
    <style:style style:name="T23_89" style:family="text">
      <style:text-properties fo:font-size="12pt" style:font-size-asian="12pt" style:font-size-complex="12pt"/>
    </style:style>
    <style:style style:name="T23_90" style:family="text">
      <style:text-properties fo:font-size="12pt" style:font-size-asian="12pt" style:font-size-complex="12pt"/>
    </style:style>
    <style:style style:name="T23_91" style:family="text">
      <style:text-properties fo:font-size="12pt" style:font-size-asian="12pt" style:font-size-complex="12pt"/>
    </style:style>
    <style:style style:name="T23_92" style:family="text">
      <style:text-properties fo:font-size="12pt" style:font-size-asian="12pt" style:font-size-complex="12pt"/>
    </style:style>
    <style:style style:name="T23_93" style:family="text">
      <style:text-properties fo:font-size="12pt" style:font-size-asian="12pt" style:font-size-complex="12pt"/>
    </style:style>
    <style:style style:name="T23_94" style:family="text">
      <style:text-properties fo:font-size="12pt" style:font-size-asian="12pt" style:font-size-complex="12pt"/>
    </style:style>
    <style:style style:name="T23_95" style:family="text">
      <style:text-properties fo:font-size="12pt" style:font-size-asian="12pt" style:font-size-complex="12pt"/>
    </style:style>
    <style:style style:name="T23_96" style:family="text">
      <style:text-properties fo:font-size="12pt" style:font-size-asian="12pt" style:font-size-complex="12pt"/>
    </style:style>
    <style:style style:name="T23_97" style:family="text">
      <style:text-properties fo:font-size="12pt" style:font-size-asian="12pt" style:font-size-complex="12pt"/>
    </style:style>
    <style:style style:name="T23_98" style:family="text">
      <style:text-properties fo:font-size="12pt" style:font-size-asian="12pt" style:font-size-complex="12pt"/>
    </style:style>
    <style:style style:name="T23_99" style:family="text">
      <style:text-properties fo:font-size="12pt" style:font-size-asian="12pt" style:font-size-complex="12pt"/>
    </style:style>
    <style:style style:name="T23_100" style:family="text">
      <style:text-properties fo:font-size="12pt" style:font-size-asian="12pt" style:font-size-complex="12pt"/>
    </style:style>
    <style:style style:name="T23_101" style:family="text">
      <style:text-properties fo:font-size="12pt" style:font-size-asian="12pt" style:font-size-complex="12pt"/>
    </style:style>
    <style:style style:name="T23_102" style:family="text">
      <style:text-properties fo:font-size="12pt" style:font-size-asian="12pt" style:font-size-complex="12pt"/>
    </style:style>
    <style:style style:name="T23_103" style:family="text">
      <style:text-properties fo:font-size="12pt" style:font-size-asian="12pt" style:font-size-complex="12pt"/>
    </style:style>
    <style:style style:name="T23_104" style:family="text">
      <style:text-properties fo:font-size="12pt" style:font-size-asian="12pt" style:font-size-complex="12pt"/>
    </style:style>
    <style:style style:name="T23_105" style:family="text">
      <style:text-properties fo:font-size="12pt" style:font-size-asian="12pt" style:font-size-complex="12pt"/>
    </style:style>
    <style:style style:name="T23_106" style:family="text">
      <style:text-properties fo:font-size="12pt" style:font-size-asian="12pt" style:font-size-complex="12pt"/>
    </style:style>
    <style:style style:name="T23_107" style:family="text">
      <style:text-properties fo:font-size="12pt" style:font-size-asian="12pt" style:font-size-complex="12pt"/>
    </style:style>
    <style:style style:name="T23_108" style:family="text">
      <style:text-properties fo:font-size="12pt" style:font-size-asian="12pt" style:font-size-complex="12pt"/>
    </style:style>
    <style:style style:name="T23_109" style:family="text">
      <style:text-properties fo:font-size="12pt" style:font-size-asian="12pt" style:font-size-complex="12pt"/>
    </style:style>
    <style:style style:name="T23_110" style:family="text">
      <style:text-properties fo:font-size="12pt" style:font-size-asian="12pt" style:font-size-complex="12pt"/>
    </style:style>
    <style:style style:name="T23_111" style:family="text">
      <style:text-properties fo:font-size="12pt" style:font-size-asian="12pt" style:font-size-complex="12pt"/>
    </style:style>
    <style:style style:name="T23_112" style:family="text">
      <style:text-properties fo:font-size="12pt" style:font-size-asian="12pt" style:font-size-complex="12pt"/>
    </style:style>
    <style:style style:name="T23_113" style:family="text">
      <style:text-properties fo:font-size="12pt" style:font-size-asian="12pt" style:font-size-complex="12pt"/>
    </style:style>
    <style:style style:name="T23_114" style:family="text">
      <style:text-properties fo:font-size="12pt" style:font-size-asian="12pt" style:font-size-complex="12pt"/>
    </style:style>
    <style:style style:name="T23_115" style:family="text">
      <style:text-properties fo:font-size="12pt" style:font-size-asian="12pt" style:font-size-complex="12pt"/>
    </style:style>
    <style:style style:name="T23_116" style:family="text">
      <style:text-properties fo:font-size="12pt" style:font-size-asian="12pt" style:font-size-complex="12pt"/>
    </style:style>
    <style:style style:name="T23_117" style:family="text">
      <style:text-properties fo:font-size="12pt" style:font-size-asian="12pt" style:font-size-complex="12pt"/>
    </style:style>
    <style:style style:name="T23_118" style:family="text">
      <style:text-properties fo:font-size="12pt" style:font-size-asian="12pt" style:font-size-complex="12pt"/>
    </style:style>
    <style:style style:name="T23_119" style:family="text">
      <style:text-properties fo:font-size="12pt" style:font-size-asian="12pt" style:font-size-complex="12pt"/>
    </style:style>
    <style:style style:name="T23_120" style:family="text">
      <style:text-properties fo:font-size="12pt" style:font-size-asian="12pt" style:font-size-complex="12pt"/>
    </style:style>
    <style:style style:name="T23_121" style:family="text">
      <style:text-properties fo:font-size="12pt" style:font-size-asian="12pt" style:font-size-complex="12pt"/>
    </style:style>
    <style:style style:name="T23_122" style:family="text">
      <style:text-properties fo:font-size="12pt" style:font-size-asian="12pt" style:font-size-complex="12pt"/>
    </style:style>
    <style:style style:name="T23_123" style:family="text">
      <style:text-properties fo:font-size="12pt" style:font-size-asian="12pt" style:font-size-complex="12pt"/>
    </style:style>
    <style:style style:name="T23_124" style:family="text">
      <style:text-properties fo:font-size="12pt" style:font-size-asian="12pt" style:font-size-complex="12pt"/>
    </style:style>
    <style:style style:name="T23_125" style:family="text">
      <style:text-properties fo:font-size="12pt" style:font-size-asian="12pt" style:font-size-complex="12pt"/>
    </style:style>
    <style:style style:name="T23_126" style:family="text">
      <style:text-properties fo:font-size="12pt" style:font-size-asian="12pt" style:font-size-complex="12pt"/>
    </style:style>
    <style:style style:name="T23_127" style:family="text">
      <style:text-properties fo:font-size="12pt" style:font-size-asian="12pt" style:font-size-complex="12pt"/>
    </style:style>
    <style:style style:name="T23_128" style:family="text">
      <style:text-properties fo:font-size="12pt" style:font-size-asian="12pt" style:font-size-complex="12pt"/>
    </style:style>
    <style:style style:name="T23_129" style:family="text">
      <style:text-properties fo:font-size="12pt" style:font-size-asian="12pt" style:font-size-complex="12pt"/>
    </style:style>
    <style:style style:name="T23_130" style:family="text">
      <style:text-properties fo:font-size="12pt" style:font-size-asian="12pt" style:font-size-complex="12pt"/>
    </style:style>
    <style:style style:name="T23_131" style:family="text">
      <style:text-properties fo:font-size="12pt" style:font-size-asian="12pt" style:font-size-complex="12pt"/>
    </style:style>
    <style:style style:name="T23_132" style:family="text">
      <style:text-properties fo:font-size="12pt" style:font-size-asian="12pt" style:font-size-complex="12pt"/>
    </style:style>
    <style:style style:name="T23_133" style:family="text">
      <style:text-properties fo:font-size="12pt" style:font-size-asian="12pt" style:font-size-complex="12pt"/>
    </style:style>
    <style:style style:name="T23_134" style:family="text">
      <style:text-properties fo:font-size="12pt" style:font-size-asian="12pt" style:font-size-complex="12pt"/>
    </style:style>
    <style:style style:name="T23_135" style:family="text">
      <style:text-properties fo:font-size="12pt" style:font-size-asian="12pt" style:font-size-complex="12pt"/>
    </style:style>
    <style:style style:name="T23_136" style:family="text">
      <style:text-properties fo:font-size="12pt" style:font-size-asian="12pt" style:font-size-complex="12pt"/>
    </style:style>
    <style:style style:name="T23_137" style:family="text">
      <style:text-properties fo:font-size="12pt" style:font-size-asian="12pt" style:font-size-complex="12pt"/>
    </style:style>
    <style:style style:name="T23_138" style:family="text">
      <style:text-properties fo:font-size="12pt" style:font-size-asian="12pt" style:font-size-complex="12pt"/>
    </style:style>
    <style:style style:name="T23_139" style:family="text">
      <style:text-properties fo:font-size="12pt" style:font-size-asian="12pt" style:font-size-complex="12pt"/>
    </style:style>
    <style:style style:name="T23_140" style:family="text">
      <style:text-properties fo:font-size="12pt" style:font-size-asian="12pt" style:font-size-complex="12pt"/>
    </style:style>
    <style:style style:name="T23_141" style:family="text">
      <style:text-properties fo:font-size="12pt" style:font-size-asian="12pt" style:font-size-complex="12pt"/>
    </style:style>
    <style:style style:name="T23_142" style:family="text">
      <style:text-properties fo:font-size="12pt" style:font-size-asian="12pt" style:font-size-complex="12pt"/>
    </style:style>
    <style:style style:name="T23_143" style:family="text">
      <style:text-properties fo:font-size="12pt" style:font-size-asian="12pt" style:font-size-complex="12pt"/>
    </style:style>
    <style:style style:name="T23_144" style:family="text">
      <style:text-properties fo:font-size="12pt" style:font-size-asian="12pt" style:font-size-complex="12pt"/>
    </style:style>
    <style:style style:name="T23_145" style:family="text">
      <style:text-properties fo:font-size="12pt" style:font-size-asian="12pt" style:font-size-complex="12pt"/>
    </style:style>
    <style:style style:name="T23_146" style:family="text">
      <style:text-properties fo:font-size="12pt" style:font-size-asian="12pt" style:font-size-complex="12pt"/>
    </style:style>
    <style:style style:name="T23_147" style:family="text">
      <style:text-properties fo:font-size="12pt" style:font-size-asian="12pt" style:font-size-complex="12pt"/>
    </style:style>
    <style:style style:name="T23_148" style:family="text">
      <style:text-properties fo:font-size="12pt" style:font-size-asian="12pt" style:font-size-complex="12pt"/>
    </style:style>
    <style:style style:name="T23_149" style:family="text">
      <style:text-properties fo:font-size="12pt" style:font-size-asian="12pt" style:font-size-complex="12pt"/>
    </style:style>
    <style:style style:name="T23_150" style:family="text">
      <style:text-properties fo:font-size="12pt" style:font-size-asian="12pt" style:font-size-complex="12pt"/>
    </style:style>
    <style:style style:name="T23_151" style:family="text">
      <style:text-properties fo:font-size="12pt" style:font-size-asian="12pt" style:font-size-complex="12pt"/>
    </style:style>
    <style:style style:name="T23_152" style:family="text">
      <style:text-properties fo:font-size="12pt" style:font-size-asian="12pt" style:font-size-complex="12pt"/>
    </style:style>
    <style:style style:name="T23_153" style:family="text">
      <style:text-properties fo:font-size="12pt" style:font-size-asian="12pt" style:font-size-complex="12pt"/>
    </style:style>
    <style:style style:name="T23_154" style:family="text">
      <style:text-properties fo:font-size="12pt" style:font-size-asian="12pt" style:font-size-complex="12pt"/>
    </style:style>
    <style:style style:name="T23_155" style:family="text">
      <style:text-properties fo:font-size="12pt" style:font-size-asian="12pt" style:font-size-complex="12pt"/>
    </style:style>
    <style:style style:name="T23_156" style:family="text">
      <style:text-properties fo:font-size="12pt" style:font-size-asian="12pt" style:font-size-complex="12pt"/>
    </style:style>
    <style:style style:name="T23_157" style:family="text">
      <style:text-properties fo:font-size="12pt" style:font-size-asian="12pt" style:font-size-complex="12pt"/>
    </style:style>
    <style:style style:name="T23_158" style:family="text">
      <style:text-properties fo:font-size="12pt" style:font-size-asian="12pt" style:font-size-complex="12pt"/>
    </style:style>
    <style:style style:name="T23_159" style:family="text">
      <style:text-properties fo:font-size="12pt" style:font-size-asian="12pt" style:font-size-complex="12pt"/>
    </style:style>
    <style:style style:name="T23_160" style:family="text">
      <style:text-properties fo:font-size="12pt" style:font-size-asian="12pt" style:font-size-complex="12pt"/>
    </style:style>
    <style:style style:name="T23_161" style:family="text">
      <style:text-properties fo:font-size="12pt" style:font-size-asian="12pt" style:font-size-complex="12pt"/>
    </style:style>
    <style:style style:name="T23_162" style:family="text">
      <style:text-properties fo:font-size="12pt" style:font-size-asian="12pt" style:font-size-complex="12pt"/>
    </style:style>
    <style:style style:name="T23_163" style:family="text">
      <style:text-properties fo:font-size="12pt" style:font-size-asian="12pt" style:font-size-complex="12pt"/>
    </style:style>
    <style:style style:name="T23_164" style:family="text">
      <style:text-properties fo:font-size="12pt" style:font-size-asian="12pt" style:font-size-complex="12pt"/>
    </style:style>
    <style:style style:name="T23_165" style:family="text">
      <style:text-properties fo:font-size="12pt" style:font-size-asian="12pt" style:font-size-complex="12pt"/>
    </style:style>
    <style:style style:name="T23_166" style:family="text">
      <style:text-properties fo:font-size="12pt" style:font-size-asian="12pt" style:font-size-complex="12pt"/>
    </style:style>
    <style:style style:name="T23_167" style:family="text">
      <style:text-properties fo:font-size="12pt" style:font-size-asian="12pt" style:font-size-complex="12pt"/>
    </style:style>
    <style:style style:name="T23_168" style:family="text">
      <style:text-properties fo:font-size="12pt" style:font-size-asian="12pt" style:font-size-complex="12pt"/>
    </style:style>
    <style:style style:name="T23_169" style:family="text">
      <style:text-properties fo:font-size="12pt" style:font-size-asian="12pt" style:font-size-complex="12pt"/>
    </style:style>
    <style:style style:name="T23_170" style:family="text">
      <style:text-properties fo:font-size="12pt" style:font-size-asian="12pt" style:font-size-complex="12pt"/>
    </style:style>
    <style:style style:name="T23_171" style:family="text">
      <style:text-properties fo:font-size="12pt" style:font-size-asian="12pt" style:font-size-complex="12pt"/>
    </style:style>
    <style:style style:name="T23_172" style:family="text">
      <style:text-properties fo:font-size="12pt" style:font-size-asian="12pt" style:font-size-complex="12pt"/>
    </style:style>
    <style:style style:name="T23_173" style:family="text">
      <style:text-properties fo:font-size="12pt" style:font-size-asian="12pt" style:font-size-complex="12pt"/>
    </style:style>
    <style:style style:name="T23_174" style:family="text">
      <style:text-properties fo:font-size="12pt" style:font-size-asian="12pt" style:font-size-complex="12pt"/>
    </style:style>
    <style:style style:name="T23_175" style:family="text">
      <style:text-properties fo:font-size="12pt" style:font-size-asian="12pt" style:font-size-complex="12pt"/>
    </style:style>
    <style:style style:name="T23_176" style:family="text">
      <style:text-properties fo:font-size="12pt" style:font-size-asian="12pt" style:font-size-complex="12pt"/>
    </style:style>
    <style:style style:name="T23_177" style:family="text">
      <style:text-properties fo:font-size="12pt" style:font-size-asian="12pt" style:font-size-complex="12pt"/>
    </style:style>
    <style:style style:name="T23_178" style:family="text">
      <style:text-properties fo:font-size="12pt" style:font-size-asian="12pt" style:font-size-complex="12pt"/>
    </style:style>
    <style:style style:name="T23_179" style:family="text">
      <style:text-properties fo:font-size="12pt" style:font-size-asian="12pt" style:font-size-complex="12pt"/>
    </style:style>
    <style:style style:name="T23_180" style:family="text">
      <style:text-properties fo:font-size="12pt" style:font-size-asian="12pt" style:font-size-complex="12pt"/>
    </style:style>
    <style:style style:name="T23_181" style:family="text">
      <style:text-properties fo:font-size="12pt" style:font-size-asian="12pt" style:font-size-complex="12pt"/>
    </style:style>
    <style:style style:name="T23_182" style:family="text">
      <style:text-properties fo:font-size="12pt" style:font-size-asian="12pt" style:font-size-complex="12pt"/>
    </style:style>
    <style:style style:name="T23_183" style:family="text">
      <style:text-properties fo:font-size="12pt" style:font-size-asian="12pt" style:font-size-complex="12pt"/>
    </style:style>
    <style:style style:name="T23_184" style:family="text">
      <style:text-properties fo:font-size="12pt" style:font-size-asian="12pt" style:font-size-complex="12pt"/>
    </style:style>
    <style:style style:name="T23_185" style:family="text">
      <style:text-properties fo:font-size="12pt" style:font-size-asian="12pt" style:font-size-complex="12pt"/>
    </style:style>
    <style:style style:name="T23_186" style:family="text">
      <style:text-properties fo:font-size="12pt" style:font-size-asian="12pt" style:font-size-complex="12pt"/>
    </style:style>
    <style:style style:name="T23_187" style:family="text">
      <style:text-properties fo:font-size="12pt" style:font-size-asian="12pt" style:font-size-complex="12pt"/>
    </style:style>
    <style:style style:name="T23_188" style:family="text">
      <style:text-properties fo:font-size="12pt" style:font-size-asian="12pt" style:font-size-complex="12pt"/>
    </style:style>
    <style:style style:name="T23_189" style:family="text">
      <style:text-properties fo:font-size="12pt" style:font-size-asian="12pt" style:font-size-complex="12pt"/>
    </style:style>
    <style:style style:name="T23_190" style:family="text">
      <style:text-properties fo:font-size="12pt" style:font-size-asian="12pt" style:font-size-complex="12pt"/>
    </style:style>
    <style:style style:name="T23_191" style:family="text">
      <style:text-properties fo:font-size="12pt" style:font-size-asian="12pt" style:font-size-complex="12pt"/>
    </style:style>
    <style:style style:name="T23_192" style:family="text">
      <style:text-properties fo:font-size="12pt" style:font-size-asian="12pt" style:font-size-complex="12pt"/>
    </style:style>
    <style:style style:name="T23_193" style:family="text">
      <style:text-properties fo:font-size="12pt" style:font-size-asian="12pt" style:font-size-complex="12pt"/>
    </style:style>
    <style:style style:name="T23_194" style:family="text">
      <style:text-properties fo:font-size="12pt" style:font-size-asian="12pt" style:font-size-complex="12pt"/>
    </style:style>
    <style:style style:name="T23_195" style:family="text">
      <style:text-properties fo:font-size="12pt" style:font-size-asian="12pt" style:font-size-complex="12pt"/>
    </style:style>
    <style:style style:name="T23_196" style:family="text">
      <style:text-properties fo:font-size="12pt" style:font-size-asian="12pt" style:font-size-complex="12pt"/>
    </style:style>
    <style:style style:name="T23_197" style:family="text">
      <style:text-properties fo:font-size="12pt" style:font-size-asian="12pt" style:font-size-complex="12pt"/>
    </style:style>
    <style:style style:name="T23_198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text-align="justify" fo:break-before="auto" fo:line-height="115%" fo:margin-top="0cm" fo:margin-bottom="0cm" fo:margin-right="0cm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Adquisiciones</text:span><text:span text:style-name="T1_2"><text:s/></text:span><text:span text:style-name="T1_3">de</text:span><text:span text:style-name="T1_4"><text:s/></text:span><text:span text:style-name="T1_5">Arquetipos</text:span></text:p>
      <text:p text:style-name="P2"/>
      <text:p text:style-name="P3"><text:span text:style-name="T3_1">PMO</text:span><text:span text:style-name="T3_2"><text:s/></text:span><text:span text:style-name="T3_3">contra</text:span><text:span text:style-name="T3_4"><text:s/></text:span><text:span text:style-name="T3_5">la</text:span><text:span text:style-name="T3_6"><text:s/></text:span><text:span text:style-name="T3_7">Hostilidad</text:span><text:span text:style-name="T3_8"><text:s/></text:span><text:span text:style-name="T3_9">del</text:span><text:span text:style-name="T3_10"><text:s/></text:span><text:span text:style-name="T3_11">Contratista</text:span></text:p>
      <text:p text:style-name="P4"/>
      <text:p text:style-name="P5"><text:span text:style-name="T5_1">Una</text:span><text:span text:style-name="T5_2"><text:s/></text:span><text:span text:style-name="T5_3">buena</text:span><text:span text:style-name="T5_4"><text:s/></text:span><text:span text:style-name="T5_5">relación</text:span><text:span text:style-name="T5_6"><text:s/></text:span><text:span text:style-name="T5_7">entre</text:span><text:span text:style-name="T5_8"><text:s/></text:span><text:span text:style-name="T5_9">el</text:span><text:span text:style-name="T5_10"><text:s/></text:span><text:span text:style-name="T5_11">PMO</text:span><text:span text:style-name="T5_12"><text:s/></text:span><text:span text:style-name="T5_13">y</text:span><text:span text:style-name="T5_14"><text:s/></text:span><text:span text:style-name="T5_15">el</text:span><text:span text:style-name="T5_16"><text:s/></text:span><text:span text:style-name="T5_17">contratista</text:span><text:span text:style-name="T5_18"><text:s/></text:span><text:span text:style-name="T5_19">primario</text:span><text:span text:style-name="T5_20"><text:s/></text:span><text:span text:style-name="T5_21">es</text:span><text:span text:style-name="T5_22"><text:s/></text:span><text:span text:style-name="T5_23">el</text:span><text:span text:style-name="T5_24"><text:s/></text:span><text:span text:style-name="T5_25">fundamento</text:span><text:span text:style-name="T5_26"><text:s/></text:span><text:span text:style-name="T5_27">para</text:span><text:span text:style-name="T5_28"><text:s/></text:span><text:span text:style-name="T5_29">una</text:span><text:span text:style-name="T5_30"><text:s/></text:span><text:span text:style-name="T5_31">exitosa</text:span><text:span text:style-name="T5_32"><text:s/></text:span><text:span text:style-name="T5_33">adquisición</text:span><text:span text:style-name="T5_34"><text:s/></text:span><text:span text:style-name="T5_35">de</text:span><text:span text:style-name="T5_36"><text:s/></text:span><text:span text:style-name="T5_37">software</text:span><text:span text:style-name="T5_38">,<text:s/></text:span><text:span text:style-name="T5_39">en</text:span><text:span text:style-name="T5_40"><text:s/></text:span><text:span text:style-name="T5_41">la</text:span><text:span text:style-name="T5_42"><text:s/></text:span><text:span text:style-name="T5_43">misma</text:span><text:span text:style-name="T5_44"><text:s/></text:span><text:span text:style-name="T5_45">forma</text:span><text:span text:style-name="T5_46"><text:s/></text:span><text:span text:style-name="T5_47">que</text:span><text:span text:style-name="T5_48"><text:s/></text:span><text:span text:style-name="T5_49">una</text:span><text:span text:style-name="T5_50"><text:s/></text:span><text:span text:style-name="T5_51">relación</text:span><text:span text:style-name="T5_52"><text:s/></text:span><text:span text:style-name="T5_53">de</text:span><text:span text:style-name="T5_54"><text:s/></text:span><text:span text:style-name="T5_55">confianza</text:span><text:span text:style-name="T5_56"><text:s text:c="2"/></text:span><text:span text:style-name="T5_57">es</text:span><text:span text:style-name="T5_58"><text:s/></text:span><text:span text:style-name="T5_59">el</text:span><text:span text:style-name="T5_60"><text:s/></text:span><text:span text:style-name="T5_61">fundamento</text:span><text:span text:style-name="T5_62"><text:s/></text:span><text:span text:style-name="T5_63">de</text:span><text:span text:style-name="T5_64"><text:s/></text:span><text:span text:style-name="T5_65">un</text:span><text:span text:style-name="T5_66"><text:s/></text:span><text:span text:style-name="T5_67">buen</text:span><text:span text:style-name="T5_68"><text:s/></text:span><text:span text:style-name="T5_69">matrimonio</text:span><text:span text:style-name="T5_70">,<text:s/></text:span><text:span text:style-name="T5_71">sin</text:span><text:span text:style-name="T5_72"><text:s/></text:span><text:span text:style-name="T5_73">esta</text:span><text:span text:style-name="T5_74"><text:s/></text:span><text:span text:style-name="T5_75">base</text:span><text:span text:style-name="T5_76"><text:s/></text:span><text:span text:style-name="T5_77">las</text:span><text:span text:style-name="T5_78"><text:s/></text:span><text:span text:style-name="T5_79">relaciones</text:span><text:span text:style-name="T5_80"><text:s/></text:span><text:span text:style-name="T5_81">de</text:span><text:span text:style-name="T5_82"><text:s/></text:span><text:span text:style-name="T5_83">negocio</text:span><text:span text:style-name="T5_84"><text:s/></text:span><text:span text:style-name="T5_85">tienden</text:span><text:span text:style-name="T5_86"><text:s/></text:span><text:span text:style-name="T5_87">a</text:span><text:span text:style-name="T5_88"><text:s/></text:span><text:span text:style-name="T5_89">dañarse</text:span><text:span text:style-name="T5_90"><text:s/></text:span><text:span text:style-name="T5_91">hasta</text:span><text:span text:style-name="T5_92"><text:s/></text:span><text:span text:style-name="T5_93">desaparecer</text:span><text:span text:style-name="T5_94"><text:s/></text:span><text:span text:style-name="T5_95">y</text:span><text:span text:style-name="T5_96"><text:s/></text:span><text:span text:style-name="T5_97">sólo</text:span><text:span text:style-name="T5_98"><text:s/></text:span><text:span text:style-name="T5_99">quedar</text:span><text:span text:style-name="T5_100"><text:s/></text:span><text:span text:style-name="T5_101">la</text:span><text:span text:style-name="T5_102"><text:s/></text:span><text:span text:style-name="T5_103">asunción</text:span><text:span text:style-name="T5_104"><text:s/></text:span><text:span text:style-name="T5_105">de</text:span><text:span text:style-name="T5_106"><text:s/></text:span><text:span text:style-name="T5_107">malicia</text:span><text:span text:style-name="T5_108"><text:s/></text:span><text:span text:style-name="T5_109">y</text:span><text:span text:style-name="T5_110"><text:s/></text:span><text:span text:style-name="T5_111">no</text:span><text:span text:style-name="T5_112"><text:s/></text:span><text:span text:style-name="T5_113">hay</text:span><text:span text:style-name="T5_114"><text:s/></text:span><text:span text:style-name="T5_115">más</text:span><text:span text:style-name="T5_116"><text:s/></text:span><text:span text:style-name="T5_117">confianza</text:span><text:span text:style-name="T5_118"><text:s/></text:span><text:span text:style-name="T5_119">entre</text:span><text:span text:style-name="T5_120"><text:s/></text:span><text:span text:style-name="T5_121">las</text:span><text:span text:style-name="T5_122"><text:s/></text:span><text:span text:style-name="T5_123">partes</text:span><text:span text:style-name="T5_124">.</text:span></text:p>
      <text:p text:style-name="P6"/>
      <text:p text:style-name="P7"><text:span text:style-name="T7_1">La</text:span><text:span text:style-name="T7_2"><text:s/></text:span><text:span text:style-name="T7_3">Imagen</text:span><text:span text:style-name="T7_4"><text:s/></text:span><text:span text:style-name="T7_5">más</text:span><text:span text:style-name="T7_6"><text:s/></text:span><text:span text:style-name="T7_7">Grande</text:span></text:p>
      <text:p text:style-name="P8"><text:span text:style-name="T8_1">El</text:span><text:span text:style-name="T8_2"><text:s/></text:span><text:span text:style-name="T8_3">arquetipo</text:span><text:span text:style-name="T8_4"><text:s/></text:span><text:span text:style-name="T8_5">de</text:span><text:span text:style-name="T8_6"><text:s/></text:span><text:span text:style-name="T8_7">las</text:span><text:span text:style-name="T8_8"><text:s/>2<text:s/></text:span><text:span text:style-name="T8_9">partes</text:span><text:span text:style-name="T8_10"><text:s/></text:span><text:span text:style-name="T8_11">destruye</text:span><text:span text:style-name="T8_12"><text:s/></text:span><text:span text:style-name="T8_13">la</text:span><text:span text:style-name="T8_14"><text:s/></text:span><text:span text:style-name="T8_15">relación</text:span><text:span text:style-name="T8_16"><text:s/></text:span><text:span text:style-name="T8_17">mediante</text:span><text:span text:style-name="T8_18"><text:s/></text:span><text:span text:style-name="T8_19">las</text:span><text:span text:style-name="T8_20"><text:s/></text:span><text:span text:style-name="T8_21">acciones</text:span><text:span text:style-name="T8_22"><text:s/></text:span><text:span text:style-name="T8_23">que</text:span><text:span text:style-name="T8_24"><text:s/></text:span><text:span text:style-name="T8_25">son</text:span><text:span text:style-name="T8_26"><text:s/></text:span><text:span text:style-name="T8_27">perjudiciales</text:span><text:span text:style-name="T8_28"><text:s/></text:span><text:span text:style-name="T8_29">para</text:span><text:span text:style-name="T8_30"><text:s/></text:span><text:span text:style-name="T8_31">las</text:span><text:span text:style-name="T8_32"><text:s/></text:span><text:span text:style-name="T8_33">partes</text:span><text:span text:style-name="T8_34"><text:s/></text:span><text:span text:style-name="T8_35">implicadas</text:span><text:span text:style-name="T8_36">.<text:s/></text:span><text:span text:style-name="T8_37">Mientras</text:span><text:span text:style-name="T8_38"><text:s/></text:span><text:span text:style-name="T8_39">se</text:span><text:span text:style-name="T8_40"><text:s/></text:span><text:span text:style-name="T8_41">comienza</text:span><text:span text:style-name="T8_42"><text:s/></text:span><text:span text:style-name="T8_43">con</text:span><text:span text:style-name="T8_44"><text:s/></text:span><text:span text:style-name="T8_45">las</text:span><text:span text:style-name="T8_46"><text:s/></text:span><text:span text:style-name="T8_47">mismas</text:span><text:span text:style-name="T8_48"><text:s/></text:span><text:span text:style-name="T8_49">metas</text:span><text:span text:style-name="T8_50"><text:s/></text:span><text:span text:style-name="T8_51">y</text:span><text:span text:style-name="T8_52"><text:s/></text:span><text:span text:style-name="T8_53">las</text:span><text:span text:style-name="T8_54"><text:s/></text:span><text:span text:style-name="T8_55">mejores</text:span><text:span text:style-name="T8_56"><text:s/></text:span><text:span text:style-name="T8_57">intenciones</text:span><text:span text:style-name="T8_58">,<text:s/></text:span><text:span text:style-name="T8_59">en</text:span><text:span text:style-name="T8_60"><text:s/></text:span><text:span text:style-name="T8_61">algún</text:span><text:span text:style-name="T8_62"><text:s/></text:span><text:span text:style-name="T8_63">punto</text:span><text:span text:style-name="T8_64"><text:s/></text:span><text:span text:style-name="T8_65">un</text:span><text:span text:style-name="T8_66"><text:s/></text:span><text:span text:style-name="T8_67">socio</text:span><text:span text:style-name="T8_68"><text:s/></text:span><text:span text:style-name="T8_69">toma</text:span><text:span text:style-name="T8_70"><text:s/></text:span><text:span text:style-name="T8_71">una</text:span><text:span text:style-name="T8_72"><text:s/></text:span><text:span text:style-name="T8_73">decisión</text:span><text:span text:style-name="T8_74"><text:s/></text:span><text:span text:style-name="T8_75">para</text:span><text:span text:style-name="T8_76"><text:s/></text:span><text:span text:style-name="T8_77">su</text:span><text:span text:style-name="T8_78"><text:s/></text:span><text:span text:style-name="T8_79">propio</text:span><text:span text:style-name="T8_80"><text:s/></text:span><text:span text:style-name="T8_81">interés</text:span><text:span text:style-name="T8_82">,<text:s/></text:span><text:span text:style-name="T8_83">cuando</text:span><text:span text:style-name="T8_84"><text:s/></text:span><text:span text:style-name="T8_85">los</text:span><text:span text:style-name="T8_86"><text:s/></text:span><text:span text:style-name="T8_87">otros</text:span><text:span text:style-name="T8_88"><text:s/></text:span><text:span text:style-name="T8_89">socios</text:span><text:span text:style-name="T8_90"><text:s/></text:span><text:span text:style-name="T8_91">ven</text:span><text:span text:style-name="T8_92"><text:s/></text:span><text:span text:style-name="T8_93">esta</text:span><text:span text:style-name="T8_94"><text:s/></text:span><text:span text:style-name="T8_95">acción</text:span><text:span text:style-name="T8_96"><text:s/></text:span><text:span text:style-name="T8_97">como</text:span><text:span text:style-name="T8_98"><text:s/></text:span><text:span text:style-name="T8_99">deliberada</text:span><text:span text:style-name="T8_100"><text:s/></text:span><text:span text:style-name="T8_101">y</text:span><text:span text:style-name="T8_102"><text:s/></text:span><text:span text:style-name="T8_103">con</text:span><text:span text:style-name="T8_104"><text:s/></text:span><text:span text:style-name="T8_105">sorpresa</text:span><text:span text:style-name="T8_106"><text:s/>(</text:span><text:span text:style-name="T8_107">hasta</text:span><text:span text:style-name="T8_108"><text:s/></text:span><text:span text:style-name="T8_109">hostil</text:span><text:span text:style-name="T8_110">),<text:s/></text:span><text:span text:style-name="T8_111">responden</text:span><text:span text:style-name="T8_112"><text:s/></text:span><text:span text:style-name="T8_113">con</text:span><text:span text:style-name="T8_114"><text:s/></text:span><text:span text:style-name="T8_115">actos</text:span><text:span text:style-name="T8_116"><text:s/></text:span><text:span text:style-name="T8_117">para</text:span><text:span text:style-name="T8_118"><text:s/></text:span><text:span text:style-name="T8_119">protegerse</text:span><text:span text:style-name="T8_120"><text:s/></text:span><text:span text:style-name="T8_121">del</text:span><text:span text:style-name="T8_122"><text:s/></text:span><text:span text:style-name="T8_123">acto</text:span><text:span text:style-name="T8_124"><text:s/></text:span><text:span text:style-name="T8_125">inicial</text:span><text:span text:style-name="T8_126">.<text:s/></text:span><text:span text:style-name="T8_127">Después</text:span><text:span text:style-name="T8_128"><text:s/></text:span><text:span text:style-name="T8_129">de</text:span><text:span text:style-name="T8_130"><text:s/></text:span><text:span text:style-name="T8_131">una</text:span><text:span text:style-name="T8_132"><text:s/></text:span><text:span text:style-name="T8_133">serie</text:span><text:span text:style-name="T8_134"><text:s/></text:span><text:span text:style-name="T8_135">de</text:span><text:span text:style-name="T8_136"><text:s/></text:span><text:span text:style-name="T8_137">tales</text:span><text:span text:style-name="T8_138"><text:s/></text:span><text:span text:style-name="T8_139">acciones</text:span><text:span text:style-name="T8_140"><text:s/></text:span><text:span text:style-name="T8_141">los</text:span><text:span text:style-name="T8_142"><text:s/></text:span><text:span text:style-name="T8_143">dos</text:span><text:span text:style-name="T8_144"><text:s/></text:span><text:span text:style-name="T8_145">bandos</text:span><text:span text:style-name="T8_146"><text:s/></text:span><text:span text:style-name="T8_147">pueden</text:span><text:span text:style-name="T8_148"><text:s/></text:span><text:span text:style-name="T8_149">convertirse</text:span><text:span text:style-name="T8_150"><text:s/></text:span><text:span text:style-name="T8_151">en</text:span><text:span text:style-name="T8_152"><text:s/></text:span><text:span text:style-name="T8_153">enemigos</text:span><text:span text:style-name="T8_154">.<text:s/></text:span><text:span text:style-name="T8_155">Sólo</text:span><text:span text:style-name="T8_156"><text:s/></text:span><text:span text:style-name="T8_157">la</text:span><text:span text:style-name="T8_158"><text:s/></text:span><text:span text:style-name="T8_159">más</text:span><text:span text:style-name="T8_160"><text:s/></text:span><text:span text:style-name="T8_161">pequeña</text:span><text:span text:style-name="T8_162"><text:s/></text:span><text:span text:style-name="T8_163">perturbación</text:span><text:span text:style-name="T8_164"><text:s/></text:span><text:span text:style-name="T8_165">se</text:span><text:span text:style-name="T8_166"><text:s/></text:span><text:span text:style-name="T8_167">necesita</text:span><text:span text:style-name="T8_168"><text:s/></text:span><text:span text:style-name="T8_169">para</text:span><text:span text:style-name="T8_170"><text:s/></text:span><text:span text:style-name="T8_171">presionar</text:span><text:span text:style-name="T8_172"><text:s/></text:span><text:span text:style-name="T8_173">a</text:span><text:span text:style-name="T8_174"><text:s/></text:span><text:span text:style-name="T8_175">esta</text:span><text:span text:style-name="T8_176"><text:s/></text:span><text:span text:style-name="T8_177">dinámica</text:span><text:span text:style-name="T8_178"><text:s/></text:span><text:span text:style-name="T8_179">fuera</text:span><text:span text:style-name="T8_180"><text:s/></text:span><text:span text:style-name="T8_181">de</text:span><text:span text:style-name="T8_182"><text:s/></text:span><text:span text:style-name="T8_183">equilibrio</text:span><text:span text:style-name="T8_184"><text:s/></text:span><text:span text:style-name="T8_185">y</text:span><text:span text:style-name="T8_186"><text:s/></text:span><text:span text:style-name="T8_187">empezar</text:span><text:span text:style-name="T8_188"><text:s/></text:span><text:span text:style-name="T8_189">las</text:span><text:span text:style-name="T8_190"><text:s/></text:span><text:span text:style-name="T8_191">hostilidades</text:span><text:span text:style-name="T8_192">.</text:span></text:p>
      <text:p text:style-name="P9"><text:span text:style-name="T9_1">La</text:span><text:span text:style-name="T9_2"><text:s/></text:span><text:span text:style-name="T9_3">ironía</text:span><text:span text:style-name="T9_4"><text:s/></text:span><text:span text:style-name="T9_5">en</text:span><text:span text:style-name="T9_6"><text:s/></text:span><text:span text:style-name="T9_7">el</text:span><text:span text:style-name="T9_8"><text:s/></text:span><text:span text:style-name="T9_9">ejemplo</text:span><text:span text:style-name="T9_10"><text:s/></text:span><text:span text:style-name="T9_11">es</text:span><text:span text:style-name="T9_12"><text:s/></text:span><text:span text:style-name="T9_13">que</text:span><text:span text:style-name="T9_14"><text:s/></text:span><text:span text:style-name="T9_15">las</text:span><text:span text:style-name="T9_16"><text:s/></text:span><text:span text:style-name="T9_17">acciones</text:span><text:span text:style-name="T9_18"><text:s/></text:span><text:span text:style-name="T9_19">toman</text:span><text:span text:style-name="T9_20"><text:s/></text:span><text:span text:style-name="T9_21">con</text:span><text:span text:style-name="T9_22"><text:s/></text:span><text:span text:style-name="T9_23">lidiar</text:span><text:span text:style-name="T9_24"><text:s/></text:span><text:span text:style-name="T9_25">con</text:span><text:span text:style-name="T9_26"><text:s/></text:span><text:span text:style-name="T9_27">la</text:span><text:span text:style-name="T9_28"><text:s/></text:span><text:span text:style-name="T9_29">percepción</text:span><text:span text:style-name="T9_30"><text:s/></text:span><text:span text:style-name="T9_31">del</text:span><text:span text:style-name="T9_32"><text:s/></text:span><text:span text:style-name="T9_33">contratista</text:span><text:span text:style-name="T9_34">.</text:span></text:p>
      <text:p text:style-name="P10"/>
      <text:p text:style-name="P11"><text:span text:style-name="T11_1">Algunos</text:span><text:span text:style-name="T11_2"><text:s/></text:span><text:span text:style-name="T11_3">actos</text:span><text:span text:style-name="T11_4"><text:s/></text:span><text:span text:style-name="T11_5">inocentes</text:span><text:span text:style-name="T11_6"><text:s/></text:span><text:span text:style-name="T11_7">que</text:span><text:span text:style-name="T11_8"><text:s/></text:span><text:span text:style-name="T11_9">el</text:span><text:span text:style-name="T11_10"><text:s/></text:span><text:span text:style-name="T11_11">contratista</text:span><text:span text:style-name="T11_12"><text:s/></text:span><text:span text:style-name="T11_13">puede</text:span><text:span text:style-name="T11_14"><text:s/></text:span><text:span text:style-name="T11_15">realizar</text:span><text:span text:style-name="T11_16"><text:s/></text:span><text:span text:style-name="T11_17">cuales</text:span><text:span text:style-name="T11_18"><text:s/></text:span><text:span text:style-name="T11_19">el</text:span><text:span text:style-name="T11_20"><text:s/></text:span><text:span text:style-name="T11_21">PMO</text:span><text:span text:style-name="T11_22"><text:s/></text:span><text:span text:style-name="T11_23">puede</text:span><text:span text:style-name="T11_24"><text:s/></text:span><text:span text:style-name="T11_25">malinterpretarse</text:span><text:span text:style-name="T11_26"><text:s/></text:span><text:span text:style-name="T11_27">como</text:span><text:span text:style-name="T11_28"><text:s/></text:span><text:span text:style-name="T11_29">deliberados</text:span><text:span text:style-name="T11_30"><text:s/></text:span><text:span text:style-name="T11_31">y</text:span><text:span text:style-name="T11_32"><text:s/></text:span><text:span text:style-name="T11_33">provocativos</text:span><text:span text:style-name="T11_34"><text:s/></text:span><text:span text:style-name="T11_35">incluidos</text:span><text:span text:style-name="T11_36"><text:s/></text:span><text:span text:style-name="T11_37">los</text:span><text:span text:style-name="T11_38"><text:s/></text:span><text:span text:style-name="T11_39">siguientes</text:span><text:span text:style-name="T11_40">:</text:span></text:p>
      <text:list text:style-name="LS1" xml:id="list0">
        <text:list-item>
          <text:p text:style-name="P12"><text:span text:style-name="T12_1">No</text:span><text:span text:style-name="T12_2"><text:s/></text:span><text:span text:style-name="T12_3">cumplir</text:span><text:span text:style-name="T12_4"><text:s/></text:span><text:span text:style-name="T12_5">los</text:span><text:span text:style-name="T12_6"><text:s/></text:span><text:span text:style-name="T12_7">plazos</text:span><text:span text:style-name="T12_8"><text:s/></text:span><text:span text:style-name="T12_9">de</text:span><text:span text:style-name="T12_10"><text:s/></text:span><text:span text:style-name="T12_11">entrega</text:span><text:span text:style-name="T12_12"><text:s/></text:span><text:span text:style-name="T12_13">por</text:span><text:span text:style-name="T12_14"><text:s/></text:span><text:span text:style-name="T12_15">tratar</text:span><text:span text:style-name="T12_16"><text:s/></text:span><text:span text:style-name="T12_17">de</text:span><text:span text:style-name="T12_18"><text:s/></text:span><text:span text:style-name="T12_19">ser</text:span><text:span text:style-name="T12_20"><text:s/></text:span><text:span text:style-name="T12_21">demasiado</text:span><text:span text:style-name="T12_22"><text:s/></text:span><text:span text:style-name="T12_23">complaciente</text:span><text:span text:style-name="T12_24">.</text:span></text:p>
        </text:list-item>
        <text:list-item>
          <text:p text:style-name="P13"><text:span text:style-name="T13_1">vacilar</text:span><text:span text:style-name="T13_2"><text:s/></text:span><text:span text:style-name="T13_3">al</text:span><text:span text:style-name="T13_4"><text:s/></text:span><text:span text:style-name="T13_5">aceptar</text:span><text:span text:style-name="T13_6"><text:s/></text:span><text:span text:style-name="T13_7">una</text:span><text:span text:style-name="T13_8"><text:s/></text:span><text:span text:style-name="T13_9">pequeña</text:span><text:span text:style-name="T13_10"><text:s/></text:span><text:span text:style-name="T13_11">propuesta</text:span><text:span text:style-name="T13_12"><text:s/></text:span><text:span text:style-name="T13_13">de</text:span><text:span text:style-name="T13_14"><text:s/></text:span><text:span text:style-name="T13_15">modificación</text:span><text:span text:style-name="T13_16"><text:s/></text:span><text:span text:style-name="T13_17">a</text:span><text:span text:style-name="T13_18"><text:s/></text:span><text:span text:style-name="T13_19">un</text:span><text:span text:style-name="T13_20"><text:s/></text:span><text:span text:style-name="T13_21">requerimiento</text:span><text:span text:style-name="T13_22"><text:s/></text:span><text:span text:style-name="T13_23">del</text:span><text:span text:style-name="T13_24"><text:s/></text:span><text:span text:style-name="T13_25">sistema</text:span><text:span text:style-name="T13_26"><text:s/></text:span><text:span text:style-name="T13_27">porque</text:span><text:span text:style-name="T13_28">,<text:s/></text:span><text:span text:style-name="T13_29">independientemente</text:span><text:span text:style-name="T13_30"><text:s/></text:span><text:span text:style-name="T13_31">del</text:span><text:span text:style-name="T13_32"><text:s/></text:span><text:span text:style-name="T13_33">tamaño</text:span><text:span text:style-name="T13_34">,<text:s/></text:span><text:span text:style-name="T13_35">es</text:span><text:span text:style-name="T13_36"><text:s/></text:span><text:span text:style-name="T13_37">una</text:span><text:span text:style-name="T13_38"><text:s/></text:span><text:span text:style-name="T13_39">modificación</text:span><text:span text:style-name="T13_40"><text:s/></text:span><text:span text:style-name="T13_41">que</text:span><text:span text:style-name="T13_42"><text:s/></text:span><text:span text:style-name="T13_43">no</text:span><text:span text:style-name="T13_44"><text:s/></text:span><text:span text:style-name="T13_45">se</text:span><text:span text:style-name="T13_46"><text:s/></text:span><text:span text:style-name="T13_47">estipulaba</text:span><text:span text:style-name="T13_48"><text:s/></text:span><text:span text:style-name="T13_49">en</text:span><text:span text:style-name="T13_50"><text:s/></text:span><text:span text:style-name="T13_51">el</text:span><text:span text:style-name="T13_52"><text:s/></text:span><text:span text:style-name="T13_53">arreglo</text:span><text:span text:style-name="T13_54"><text:s/></text:span><text:span text:style-name="T13_55">contractual</text:span><text:span text:style-name="T13_56">.</text:span></text:p>
        </text:list-item>
        <text:list-item>
          <text:p text:style-name="P14"><text:span text:style-name="T14_1">retener</text:span><text:span text:style-name="T14_2"><text:s/></text:span><text:span text:style-name="T14_3">una</text:span><text:span text:style-name="T14_4"><text:s/></text:span><text:span text:style-name="T14_5">cuota</text:span><text:span text:style-name="T14_6"><text:s/></text:span><text:span text:style-name="T14_7">de</text:span><text:span text:style-name="T14_8"><text:s/></text:span><text:span text:style-name="T14_9">adjudicación</text:span><text:span text:style-name="T14_10"><text:s/></text:span><text:span text:style-name="T14_11">subjetivamente</text:span><text:span text:style-name="T14_12"><text:s/></text:span><text:span text:style-name="T14_13">evaluados</text:span></text:p>
        </text:list-item>
        <text:list-item>
          <text:p text:style-name="P15"><text:span text:style-name="T15_1">proveer</text:span><text:span text:style-name="T15_2"><text:s/></text:span><text:span text:style-name="T15_3">los</text:span><text:span text:style-name="T15_4"><text:s/></text:span><text:span text:style-name="T15_5">requerimientos</text:span><text:span text:style-name="T15_6"><text:s/></text:span><text:span text:style-name="T15_7">del</text:span><text:span text:style-name="T15_8"><text:s/></text:span><text:span text:style-name="T15_9">sistema</text:span><text:span text:style-name="T15_10"><text:s/></text:span><text:span text:style-name="T15_11">que</text:span><text:span text:style-name="T15_12"><text:s/></text:span><text:span text:style-name="T15_13">no</text:span><text:span text:style-name="T15_14"><text:s/></text:span><text:span text:style-name="T15_15">han</text:span><text:span text:style-name="T15_16"><text:s/></text:span><text:span text:style-name="T15_17">sido</text:span><text:span text:style-name="T15_18"><text:s/></text:span><text:span text:style-name="T15_19">pensados</text:span><text:span text:style-name="T15_20"><text:s/></text:span><text:span text:style-name="T15_21">a</text:span><text:span text:style-name="T15_22"><text:s/></text:span><text:span text:style-name="T15_23">fondo</text:span><text:span text:style-name="T15_24"><text:s/></text:span><text:span text:style-name="T15_25">o</text:span><text:span text:style-name="T15_26"><text:s/></text:span><text:span text:style-name="T15_27">expresados</text:span><text:span text:style-name="T15_28"><text:s/></text:span><text:span text:style-name="T15_29">de</text:span><text:span text:style-name="T15_30"><text:s/></text:span><text:span text:style-name="T15_31">forma</text:span><text:span text:style-name="T15_32"><text:s/></text:span><text:span text:style-name="T15_33">precisa</text:span><text:span text:style-name="T15_34">,<text:s/></text:span><text:span text:style-name="T15_35">obligando</text:span><text:span text:style-name="T15_36"><text:s/></text:span><text:span text:style-name="T15_37">al</text:span><text:span text:style-name="T15_38"><text:s/></text:span><text:span text:style-name="T15_39">contratista</text:span><text:span text:style-name="T15_40"><text:s/></text:span><text:span text:style-name="T15_41">a</text:span><text:span text:style-name="T15_42"><text:s/></text:span><text:span text:style-name="T15_43">hacer</text:span><text:span text:style-name="T15_44"><text:s/></text:span><text:span text:style-name="T15_45">una</text:span><text:span text:style-name="T15_46"><text:s/></text:span><text:span text:style-name="T15_47">clarificación</text:span><text:span text:style-name="T15_48"><text:s/></text:span><text:span text:style-name="T15_49">adicional</text:span><text:span text:style-name="T15_50"><text:s/></text:span><text:span text:style-name="T15_51">de</text:span><text:span text:style-name="T15_52"><text:s/></text:span><text:span text:style-name="T15_53">los</text:span><text:span text:style-name="T15_54"><text:s/></text:span><text:span text:style-name="T15_55">requerimientos</text:span><text:span text:style-name="T15_56">.</text:span></text:p>
        </text:list-item>
      </text:list>
      <text:p text:style-name="P16"/>
      <text:p text:style-name="P17"/>
      <text:p text:style-name="P18"><text:span text:style-name="T18_1">Rompiendo</text:span><text:span text:style-name="T18_2"><text:s/></text:span><text:span text:style-name="T18_3">el</text:span><text:span text:style-name="T18_4"><text:s/></text:span><text:span text:style-name="T18_5">Patrón</text:span></text:p>
      <text:p text:style-name="P19"><text:span text:style-name="T19_1">Para</text:span><text:span text:style-name="T19_2"><text:s/></text:span><text:span text:style-name="T19_3">detener</text:span><text:span text:style-name="T19_4"><text:s/></text:span><text:span text:style-name="T19_5">la</text:span><text:span text:style-name="T19_6"><text:s/></text:span><text:span text:style-name="T19_7">dinámica</text:span><text:span text:style-name="T19_8">,<text:s/></text:span><text:span text:style-name="T19_9">primero</text:span><text:span text:style-name="T19_10"><text:s/></text:span><text:span text:style-name="T19_11">el</text:span><text:span text:style-name="T19_12"><text:s/></text:span><text:span text:style-name="T19_13">ciclo</text:span><text:span text:style-name="T19_14"><text:s/></text:span><text:span text:style-name="T19_15">de</text:span><text:span text:style-name="T19_16"><text:s/></text:span><text:span text:style-name="T19_17">escalada</text:span><text:span text:style-name="T19_18"><text:s/></text:span><text:span text:style-name="T19_19">debe</text:span><text:span text:style-name="T19_20"><text:s/></text:span><text:span text:style-name="T19_21">estar</text:span><text:span text:style-name="T19_22"><text:s/></text:span><text:span text:style-name="T19_23">roto</text:span><text:span text:style-name="T19_24"><text:s/></text:span><text:span text:style-name="T19_25">y</text:span><text:span text:style-name="T19_26"><text:s/></text:span><text:span text:style-name="T19_27">entonces</text:span><text:span text:style-name="T19_28">,<text:s/></text:span><text:span text:style-name="T19_29">en</text:span><text:span text:style-name="T19_30"><text:s/></text:span><text:span text:style-name="T19_31">los</text:span><text:span text:style-name="T19_32"><text:s/></text:span><text:span text:style-name="T19_33">casos</text:span><text:span text:style-name="T19_34"><text:s/></text:span><text:span text:style-name="T19_35">donde</text:span><text:span text:style-name="T19_36"><text:s/></text:span><text:span text:style-name="T19_37">la</text:span><text:span text:style-name="T19_38"><text:s/></text:span><text:span text:style-name="T19_39">confianza</text:span><text:span text:style-name="T19_40"><text:s/></text:span><text:span text:style-name="T19_41">se</text:span><text:span text:style-name="T19_42"><text:s/></text:span><text:span text:style-name="T19_43">pierde</text:span><text:span text:style-name="T19_44">,<text:s/></text:span><text:span text:style-name="T19_45">ambos</text:span><text:span text:style-name="T19_46"><text:s/></text:span><text:span text:style-name="T19_47">bandos</text:span><text:span text:style-name="T19_48"><text:s/></text:span><text:span text:style-name="T19_49">necesitan</text:span><text:span text:style-name="T19_50"><text:s/></text:span><text:span text:style-name="T19_51">mostrar</text:span><text:span text:style-name="T19_52"><text:s/></text:span><text:span text:style-name="T19_53">señales</text:span><text:span text:style-name="T19_54"><text:s/></text:span><text:span text:style-name="T19_55">de</text:span><text:span text:style-name="T19_56"><text:s/></text:span><text:span text:style-name="T19_57">su</text:span><text:span text:style-name="T19_58"><text:s/></text:span><text:span text:style-name="T19_59">compromiso</text:span><text:span text:style-name="T19_60"><text:s/></text:span><text:span text:style-name="T19_61">para</text:span><text:span text:style-name="T19_62"><text:s/></text:span><text:span text:style-name="T19_63">restablecerlo</text:span><text:span text:style-name="T19_64">.<text:s/></text:span><text:span text:style-name="T19_65">Esta</text:span><text:span text:style-name="T19_66"><text:s/></text:span><text:span text:style-name="T19_67">señal</text:span><text:span text:style-name="T19_68"><text:s/></text:span><text:span text:style-name="T19_69">de</text:span><text:span text:style-name="T19_70"><text:s/></text:span><text:span text:style-name="T19_71">compromiso</text:span><text:span text:style-name="T19_72"><text:s/></text:span><text:span text:style-name="T19_73">debe</text:span><text:span text:style-name="T19_74"><text:s/></text:span><text:span text:style-name="T19_75">tener</text:span><text:span text:style-name="T19_76"><text:s/></text:span><text:span text:style-name="T19_77">un</text:span><text:span text:style-name="T19_78"><text:s/></text:span><text:span text:style-name="T19_79">costo</text:span><text:span text:style-name="T19_80"><text:s/></text:span><text:span text:style-name="T19_81">sustancial</text:span><text:span text:style-name="T19_82"><text:s/></text:span><text:span text:style-name="T19_83">asociado</text:span><text:span text:style-name="T19_84"><text:s/></text:span><text:span text:style-name="T19_85">con</text:span><text:span text:style-name="T19_86"><text:s/></text:span><text:span text:style-name="T19_87">la</text:span><text:span text:style-name="T19_88"><text:s/></text:span><text:span text:style-name="T19_89">rotura</text:span><text:span text:style-name="T19_90">:<text:s/></text:span><text:span text:style-name="T19_91">perdida</text:span><text:span text:style-name="T19_92"><text:s/></text:span><text:span text:style-name="T19_93">de</text:span><text:span text:style-name="T19_94"><text:s/></text:span><text:span text:style-name="T19_95">imagen</text:span><text:span text:style-name="T19_96"><text:s/></text:span><text:span text:style-name="T19_97">pública</text:span><text:span text:style-name="T19_98">,<text:s/></text:span><text:span text:style-name="T19_99">valor</text:span><text:span text:style-name="T19_100"><text:s/></text:span><text:span text:style-name="T19_101">financiero</text:span><text:span text:style-name="T19_102"><text:s/></text:span><text:span text:style-name="T19_103">o</text:span><text:span text:style-name="T19_104"><text:s/></text:span><text:span text:style-name="T19_105">algo</text:span><text:span text:style-name="T19_106"><text:s/></text:span><text:span text:style-name="T19_107">similar</text:span><text:span text:style-name="T19_108"><text:s/></text:span><text:span text:style-name="T19_109">al</text:span><text:span text:style-name="T19_110"><text:s/></text:span><text:span text:style-name="T19_111">valor</text:span><text:span text:style-name="T19_112">.</text:span></text:p>
      <text:p text:style-name="P20"><text:span text:style-name="T20_1">El</text:span><text:span text:style-name="T20_2"><text:s/></text:span><text:span text:style-name="T20_3">signo</text:span><text:span text:style-name="T20_4"><text:s/></text:span><text:span text:style-name="T20_5">debe</text:span><text:span text:style-name="T20_6"><text:s/></text:span><text:span text:style-name="T20_7">de</text:span><text:span text:style-name="T20_8"><text:s/></text:span><text:span text:style-name="T20_9">ser</text:span><text:span text:style-name="T20_10"><text:s/></text:span><text:span text:style-name="T20_11">significativo</text:span><text:span text:style-name="T20_12">,<text:s/></text:span><text:span text:style-name="T20_13">la</text:span><text:span text:style-name="T20_14"><text:s/></text:span><text:span text:style-name="T20_15">oferta</text:span><text:span text:style-name="T20_16"><text:s/></text:span><text:span text:style-name="T20_17">unilateral</text:span><text:span text:style-name="T20_18"><text:s/></text:span><text:span text:style-name="T20_19">que</text:span><text:span text:style-name="T20_20"><text:s/></text:span><text:span text:style-name="T20_21">es</text:span><text:span text:style-name="T20_22"><text:s/></text:span><text:span text:style-name="T20_23">inicialmente</text:span><text:span text:style-name="T20_24"><text:s/></text:span><text:span text:style-name="T20_25">extendida</text:span><text:span text:style-name="T20_26"><text:s/></text:span><text:span text:style-name="T20_27">por</text:span><text:span text:style-name="T20_28"><text:s/></text:span><text:span text:style-name="T20_29">una</text:span><text:span text:style-name="T20_30"><text:s/></text:span><text:span text:style-name="T20_31">de</text:span><text:span text:style-name="T20_32"><text:s/></text:span><text:span text:style-name="T20_33">las</text:span><text:span text:style-name="T20_34"><text:s/></text:span><text:span text:style-name="T20_35">partes</text:span><text:span text:style-name="T20_36">.<text:s/></text:span><text:span text:style-name="T20_37">Este</text:span><text:span text:style-name="T20_38"><text:s/></text:span><text:span text:style-name="T20_39">compromiso</text:span><text:span text:style-name="T20_40"><text:s/></text:span><text:span text:style-name="T20_41">formal</text:span><text:span text:style-name="T20_42"><text:s/></text:span><text:span text:style-name="T20_43">es</text:span><text:span text:style-name="T20_44"><text:s/></text:span><text:span text:style-name="T20_45">necesario</text:span><text:span text:style-name="T20_46"><text:s/></text:span><text:span text:style-name="T20_47">porque</text:span><text:span text:style-name="T20_48">,<text:s/></text:span><text:span text:style-name="T20_49">con</text:span><text:span text:style-name="T20_50"><text:s/></text:span><text:span text:style-name="T20_51">ambas</text:span><text:span text:style-name="T20_52"><text:s/></text:span><text:span text:style-name="T20_53">partes</text:span><text:span text:style-name="T20_54"><text:s/></text:span><text:span text:style-name="T20_55">involucradas</text:span><text:span text:style-name="T20_56"><text:s/></text:span><text:span text:style-name="T20_57">en</text:span><text:span text:style-name="T20_58"><text:s/></text:span><text:span text:style-name="T20_59">la</text:span><text:span text:style-name="T20_60"><text:s/></text:span><text:span text:style-name="T20_61">dinámica</text:span><text:span text:style-name="T20_62">.<text:s/></text:span><text:span text:style-name="T20_63">No</text:span><text:span text:style-name="T20_64"><text:s/></text:span><text:span text:style-name="T20_65">es</text:span><text:span text:style-name="T20_66"><text:s/></text:span><text:span text:style-name="T20_67">suficiente</text:span><text:span text:style-name="T20_68"><text:s/></text:span><text:span text:style-name="T20_69">estar</text:span><text:span text:style-name="T20_70"><text:s/></text:span><text:span text:style-name="T20_71">a</text:span><text:span text:style-name="T20_72"><text:s/></text:span><text:span text:style-name="T20_73">la</text:span><text:span text:style-name="T20_74"><text:s/></text:span><text:span text:style-name="T20_75">altura</text:span><text:span text:style-name="T20_76"><text:s/></text:span><text:span text:style-name="T20_77">de</text:span><text:span text:style-name="T20_78"><text:s/></text:span><text:span text:style-name="T20_79">las</text:span><text:span text:style-name="T20_80"><text:s/></text:span><text:span text:style-name="T20_81">expectativas</text:span><text:span text:style-name="T20_82"><text:s/></text:span><text:span text:style-name="T20_83">originales</text:span><text:span text:style-name="T20_84"><text:s/></text:span><text:span text:style-name="T20_85">de</text:span><text:span text:style-name="T20_86"><text:s/></text:span><text:span text:style-name="T20_87">la</text:span><text:span text:style-name="T20_88"><text:s/></text:span><text:span text:style-name="T20_89">relación</text:span><text:span text:style-name="T20_90">.<text:s/></text:span><text:span text:style-name="T20_91">Ambas</text:span><text:span text:style-name="T20_92"><text:s/></text:span><text:span text:style-name="T20_93">partes</text:span><text:span text:style-name="T20_94"><text:s/></text:span><text:span text:style-name="T20_95">ahora</text:span><text:span text:style-name="T20_96"><text:s/></text:span><text:span text:style-name="T20_97">deben</text:span><text:span text:style-name="T20_98"><text:s/></text:span><text:span text:style-name="T20_99">de</text:span><text:span text:style-name="T20_100"><text:s/></text:span><text:span text:style-name="T20_101">trabajar</text:span><text:span text:style-name="T20_102"><text:s/></text:span><text:span text:style-name="T20_103">fuertemente</text:span><text:span text:style-name="T20_104"><text:s/></text:span><text:span text:style-name="T20_105">entonces</text:span><text:span text:style-name="T20_106"><text:s/></text:span><text:span text:style-name="T20_107">ellos</text:span><text:span text:style-name="T20_108"><text:s/></text:span><text:span text:style-name="T20_109">habrían</text:span><text:span text:style-name="T20_110"><text:s/></text:span><text:span text:style-name="T20_111">tenido</text:span><text:span text:style-name="T20_112"><text:s/></text:span><text:span text:style-name="T20_113">al</text:span><text:span text:style-name="T20_114"><text:s/></text:span><text:span text:style-name="T20_115">principio</text:span><text:span text:style-name="T20_116"><text:s/></text:span><text:span text:style-name="T20_117">para</text:span><text:span text:style-name="T20_118"><text:s/></text:span><text:span text:style-name="T20_119">restablecer</text:span><text:span text:style-name="T20_120"><text:s/></text:span><text:span text:style-name="T20_121">la</text:span><text:span text:style-name="T20_122"><text:s/></text:span><text:span text:style-name="T20_123">confianza</text:span><text:span text:style-name="T20_124"><text:s/></text:span><text:span text:style-name="T20_125">que</text:span><text:span text:style-name="T20_126"><text:s/></text:span><text:span text:style-name="T20_127">se</text:span><text:span text:style-name="T20_128"><text:s/></text:span><text:span text:style-name="T20_129">ha</text:span><text:span text:style-name="T20_130"><text:s/></text:span><text:span text:style-name="T20_131">perdido</text:span><text:span text:style-name="T20_132">.</text:span></text:p>
      <text:p text:style-name="P21"/>
      <text:p text:style-name="P22"><text:span text:style-name="T22_1">Asesoramiento</text:span><text:span text:style-name="T22_2"><text:s/></text:span><text:span text:style-name="T22_3">prematrimonial</text:span></text:p>
      <text:p text:style-name="P23"><text:span text:style-name="T23_1">Claro</text:span><text:span text:style-name="T23_2">,<text:s/></text:span><text:span text:style-name="T23_3">la</text:span><text:span text:style-name="T23_4"><text:s/></text:span><text:span text:style-name="T23_5">mejor</text:span><text:span text:style-name="T23_6"><text:s/></text:span><text:span text:style-name="T23_7">forma</text:span><text:span text:style-name="T23_8"><text:s/></text:span><text:span text:style-name="T23_9">de</text:span><text:span text:style-name="T23_10"><text:s/></text:span><text:span text:style-name="T23_11">tratar</text:span><text:span text:style-name="T23_12"><text:s/></text:span><text:span text:style-name="T23_13">con</text:span><text:span text:style-name="T23_14"><text:s/></text:span><text:span text:style-name="T23_15">el</text:span><text:span text:style-name="T23_16"><text:s/></text:span><text:span text:style-name="T23_17">comportamiento</text:span><text:span text:style-name="T23_18"><text:s/></text:span><text:span text:style-name="T23_19">contraproducente</text:span><text:span text:style-name="T23_20"><text:s/></text:span><text:span text:style-name="T23_21">es</text:span><text:span text:style-name="T23_22"><text:s/></text:span><text:span text:style-name="T23_23">prevenirlo</text:span><text:span text:style-name="T23_24"><text:s/></text:span><text:span text:style-name="T23_25">desde</text:span><text:span text:style-name="T23_26"><text:s/></text:span><text:span text:style-name="T23_27">el</text:span><text:span text:style-name="T23_28"><text:s/></text:span><text:span text:style-name="T23_29">inicio</text:span><text:span text:style-name="T23_30">.<text:s/></text:span><text:span text:style-name="T23_31">Asegurar</text:span><text:span text:style-name="T23_32"><text:s/></text:span><text:span text:style-name="T23_33">que</text:span><text:span text:style-name="T23_34"><text:s/></text:span><text:span text:style-name="T23_35">hay</text:span><text:span text:style-name="T23_36"><text:s/></text:span><text:span text:style-name="T23_37">una</text:span><text:span text:style-name="T23_38"><text:s/></text:span><text:span text:style-name="T23_39">relación</text:span><text:span text:style-name="T23_40"><text:s/></text:span><text:span text:style-name="T23_41">saludable</text:span><text:span text:style-name="T23_42"><text:s/></text:span><text:span text:style-name="T23_43">entre</text:span><text:span text:style-name="T23_44"><text:s/></text:span><text:span text:style-name="T23_45">el</text:span><text:span text:style-name="T23_46"><text:s/></text:span><text:span text:style-name="T23_47">PMO</text:span><text:span text:style-name="T23_48"><text:s/></text:span><text:span text:style-name="T23_49">y</text:span><text:span text:style-name="T23_50"><text:s/></text:span><text:span text:style-name="T23_51">el</text:span><text:span text:style-name="T23_52"><text:s/></text:span><text:span text:style-name="T23_53">contratista</text:span><text:span text:style-name="T23_54"><text:s/></text:span><text:span text:style-name="T23_55">antes</text:span><text:span text:style-name="T23_56"><text:s/></text:span><text:span text:style-name="T23_57">de</text:span><text:span text:style-name="T23_58"><text:s/></text:span><text:span text:style-name="T23_59">que</text:span><text:span text:style-name="T23_60"><text:s/></text:span><text:span text:style-name="T23_61">el</text:span><text:span text:style-name="T23_62"><text:s/></text:span><text:span text:style-name="T23_63">trabajo</text:span><text:span text:style-name="T23_64"><text:s/></text:span><text:span text:style-name="T23_65">verdadero</text:span><text:span text:style-name="T23_66"><text:s/></text:span><text:span text:style-name="T23_67">inicie</text:span><text:span text:style-name="T23_68"><text:s text:c="2"/>-<text:s/></text:span><text:span text:style-name="T23_69">en</text:span><text:span text:style-name="T23_70"><text:s/></text:span><text:span text:style-name="T23_71">lugar</text:span><text:span text:style-name="T23_72"><text:s/></text:span><text:span text:style-name="T23_73">de</text:span><text:span text:style-name="T23_74"><text:s/></text:span><text:span text:style-name="T23_75">ir</text:span><text:span text:style-name="T23_76"><text:s/></text:span><text:span text:style-name="T23_77">a</text:span><text:span text:style-name="T23_78"><text:s/></text:span><text:span text:style-name="T23_79">través</text:span><text:span text:style-name="T23_80"><text:s/></text:span><text:span text:style-name="T23_81">de</text:span><text:span text:style-name="T23_82"><text:s/></text:span><text:span text:style-name="T23_83">una</text:span><text:span text:style-name="T23_84"><text:s/></text:span><text:span text:style-name="T23_85">dolorosa</text:span><text:span text:style-name="T23_86"><text:s/></text:span><text:span text:style-name="T23_87">reconciliación</text:span><text:span text:style-name="T23_88"><text:s/></text:span><text:span text:style-name="T23_89">después</text:span><text:span text:style-name="T23_90"><text:s/></text:span><text:span text:style-name="T23_91">del</text:span><text:span text:style-name="T23_92"><text:s/></text:span><text:span text:style-name="T23_93">matrimonio</text:span><text:span text:style-name="T23_94">.<text:s/></text:span><text:span text:style-name="T23_95">Es</text:span><text:span text:style-name="T23_96"><text:s/></text:span><text:span text:style-name="T23_97">cierto</text:span><text:span text:style-name="T23_98"><text:s/></text:span><text:span text:style-name="T23_99">que</text:span><text:span text:style-name="T23_100"><text:s/></text:span><text:span text:style-name="T23_101">el</text:span><text:span text:style-name="T23_102"><text:s/></text:span><text:span text:style-name="T23_103">PMO</text:span><text:span text:style-name="T23_104"><text:s/></text:span><text:span text:style-name="T23_105">tiene</text:span><text:span text:style-name="T23_106"><text:s/></text:span><text:span text:style-name="T23_107">una</text:span><text:span text:style-name="T23_108"><text:s/></text:span><text:span text:style-name="T23_109">función</text:span><text:span text:style-name="T23_110"><text:s/></text:span><text:span text:style-name="T23_111">de</text:span><text:span text:style-name="T23_112"><text:s/></text:span><text:span text:style-name="T23_113">supervisión</text:span><text:span text:style-name="T23_114"><text:s/></text:span><text:span text:style-name="T23_115">vital</text:span><text:span text:style-name="T23_116"><text:s/></text:span><text:span text:style-name="T23_117">respecto</text:span><text:span text:style-name="T23_118"><text:s/></text:span><text:span text:style-name="T23_119">al</text:span><text:span text:style-name="T23_120"><text:s/></text:span><text:span text:style-name="T23_121">contratista</text:span><text:span text:style-name="T23_122">,<text:s/></text:span><text:span text:style-name="T23_123">pero</text:span><text:span text:style-name="T23_124"><text:s/></text:span><text:span text:style-name="T23_125">necesita</text:span><text:span text:style-name="T23_126"><text:s/></text:span><text:span text:style-name="T23_127">traducirlo</text:span><text:span text:style-name="T23_128"><text:s/></text:span><text:span text:style-name="T23_129">a</text:span><text:span text:style-name="T23_130"><text:s/></text:span><text:span text:style-name="T23_131">una</text:span><text:span text:style-name="T23_132"><text:s/></text:span><text:span text:style-name="T23_133">política</text:span><text:span text:style-name="T23_134"><text:s/></text:span><text:span text:style-name="T23_135">de</text:span><text:span text:style-name="T23_136"><text:s/>“</text:span><text:span text:style-name="T23_137">confianza</text:span><text:span text:style-name="T23_138"><text:s/>-<text:s/></text:span><text:span text:style-name="T23_139">pero</text:span><text:span text:style-name="T23_140"><text:s/></text:span><text:span text:style-name="T23_141">verifica</text:span><text:span text:style-name="T23_142">”,<text:s/></text:span><text:span text:style-name="T23_143">con</text:span><text:span text:style-name="T23_144"><text:s/></text:span><text:span text:style-name="T23_145">la</text:span><text:span text:style-name="T23_146"><text:s/></text:span><text:span text:style-name="T23_147">confianza</text:span><text:span text:style-name="T23_148"><text:s/></text:span><text:span text:style-name="T23_149">claramente</text:span><text:span text:style-name="T23_150"><text:s/></text:span><text:span text:style-name="T23_151">demostrada</text:span><text:span text:style-name="T23_152">.<text:s/></text:span><text:span text:style-name="T23_153">Finalmente</text:span><text:span text:style-name="T23_154"><text:s/></text:span><text:span text:style-name="T23_155">establecer</text:span><text:span text:style-name="T23_156"><text:s/></text:span><text:span text:style-name="T23_157">y</text:span><text:span text:style-name="T23_158"><text:s/></text:span><text:span text:style-name="T23_159">conservar</text:span><text:span text:style-name="T23_160"><text:s/></text:span><text:span text:style-name="T23_161">líneas</text:span><text:span text:style-name="T23_162"><text:s/></text:span><text:span text:style-name="T23_163">abiertas</text:span><text:span text:style-name="T23_164"><text:s/></text:span><text:span text:style-name="T23_165">de</text:span><text:span text:style-name="T23_166"><text:s/></text:span><text:span text:style-name="T23_167">comunicación</text:span><text:span text:style-name="T23_168"><text:s/></text:span><text:span text:style-name="T23_169">entre</text:span><text:span text:style-name="T23_170"><text:s/></text:span><text:span text:style-name="T23_171">el</text:span><text:span text:style-name="T23_172"><text:s/></text:span><text:span text:style-name="T23_173">PMO</text:span><text:span text:style-name="T23_174"><text:s/></text:span><text:span text:style-name="T23_175">y</text:span><text:span text:style-name="T23_176"><text:s/></text:span><text:span text:style-name="T23_177">el</text:span><text:span text:style-name="T23_178"><text:s/></text:span><text:span text:style-name="T23_179">contratista</text:span><text:span text:style-name="T23_180"><text:s/></text:span><text:span text:style-name="T23_181">no</text:span><text:span text:style-name="T23_182"><text:s/></text:span><text:span text:style-name="T23_183">sólo</text:span><text:span text:style-name="T23_184"><text:s/></text:span><text:span text:style-name="T23_185">prevendrá</text:span><text:span text:style-name="T23_186"><text:s/></text:span><text:span text:style-name="T23_187">y</text:span><text:span text:style-name="T23_188"><text:s/></text:span><text:span text:style-name="T23_189">pondrá</text:span><text:span text:style-name="T23_190"><text:s/></text:span><text:span text:style-name="T23_191">fin</text:span><text:span text:style-name="T23_192"><text:s/></text:span><text:span text:style-name="T23_193">a</text:span><text:span text:style-name="T23_194"><text:s/></text:span><text:span text:style-name="T23_195">las</text:span><text:span text:style-name="T23_196"><text:s/></text:span><text:span text:style-name="T23_197">hostilidades</text:span><text:span text:style-name="T23_198">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